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DP - per capita (PP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$1,100 (2013 est.) </text:p>
            <text:p>$1,100 (2012 est.) </text:p>
            <text:p>$1,000 (2011 est.) </text:p>
            <text:p>note: data are in 2013 US dollars </text:p>
          </table:table-cell>
          <table:table-cell table:formula="of:=MID([.B3]; 2; FIND(&quot; &quot;; [.B3])-2)" office:value-type="string" office:string-value="1,100" calcext:value-type="string">
            <text:p>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2; FIND(&quot; &quot;; [.B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$10,700 (2013 est.) </text:p>
            <text:p>$10,400 (2012 est.) </text:p>
            <text:p>$9,900 (2011 est.) </text:p>
            <text:p>note: data are in 2013 US dollars </text:p>
          </table:table-cell>
          <table:table-cell table:formula="of:=MID([.B5]; 2; FIND(&quot; &quot;; [.B5])-2)" office:value-type="string" office:string-value="10,700" calcext:value-type="string">
            <text:p>10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2; FIND(&quot; &quot;; [.B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$7,500 (2013 est.) </text:p>
            <text:p>$7,400 (2012 est.) </text:p>
            <text:p>$7,300 (2011 est.) </text:p>
            <text:p>note: data are in 2013 US dollars </text:p>
          </table:table-cell>
          <table:table-cell table:formula="of:=MID([.B7]; 2; FIND(&quot; &quot;; [.B7])-2)" office:value-type="string" office:string-value="7,500" calcext:value-type="string">
            <text:p>7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2; FIND(&quot; &quot;; [.B8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q.html" xlink:type="simple">American Samoa</text:a> </text:p>
          </table:table-cell>
          <table:table-cell table:style-name="ce3" office:value-type="string" calcext:value-type="string">
            <text:p>$8,000 (2007 est.) </text:p>
            <text:p>$5,800 (2005 est.) </text:p>
          </table:table-cell>
          <table:table-cell table:formula="of:=MID([.B9]; 2; FIND(&quot; &quot;; [.B9])-2)" office:value-type="string" office:string-value="8,000" calcext:value-type="string">
            <text:p>8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2; FIND(&quot; &quot;; [.B10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$37,200 (2011 est.) </text:p>
            <text:p>$37,700 (2010 est.) </text:p>
            <text:p>$37,900 (2009 est.) </text:p>
          </table:table-cell>
          <table:table-cell table:formula="of:=MID([.B11]; 2; FIND(&quot; &quot;; [.B11])-2)" office:value-type="string" office:string-value="37,200" calcext:value-type="string">
            <text:p>37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2; FIND(&quot; &quot;; [.B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$6,300 (2013 est.) </text:p>
            <text:p>$6,200 (2012 est.) </text:p>
            <text:p>$6,000 (2011 est.) </text:p>
            <text:p>note: data are in 2013 US dollars </text:p>
          </table:table-cell>
          <table:table-cell table:formula="of:=MID([.B13]; 2; FIND(&quot; &quot;; [.B13])-2)" office:value-type="string" office:string-value="6,300" calcext:value-type="string">
            <text:p>6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2; FIND(&quot; &quot;; [.B14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$12,200 (2008 est.) </text:p>
          </table:table-cell>
          <table:table-cell table:formula="of:=MID([.B15]; 2; FIND(&quot; &quot;; [.B15])-2)" office:value-type="string" office:string-value="12,200" calcext:value-type="string">
            <text:p>1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2; FIND(&quot; &quot;; [.B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$18,400 (2013 est.) </text:p>
            <text:p>$18,100 (2012 est.) </text:p>
            <text:p>$17,800 (2011 est.) </text:p>
            <text:p>note: data are in 2013 US dollars </text:p>
          </table:table-cell>
          <table:table-cell table:formula="of:=MID([.B17]; 2; FIND(&quot; &quot;; [.B17])-2)" office:value-type="string" office:string-value="18,400" calcext:value-type="string">
            <text:p>18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2; FIND(&quot; &quot;; [.B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$18,600 (2013 est.) </text:p>
            <text:p>$18,200 (2012 est.) </text:p>
            <text:p>$18,000 (2011 est.) </text:p>
            <text:p>note: data are in 2013 US dollars </text:p>
          </table:table-cell>
          <table:table-cell table:formula="of:=MID([.B19]; 2; FIND(&quot; &quot;; [.B19])-2)" office:value-type="string" office:string-value="18,600" calcext:value-type="string">
            <text:p>18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2; FIND(&quot; &quot;; [.B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$6,300 (2013 est.) </text:p>
            <text:p>$6,000 (2012 est.) </text:p>
            <text:p>$5,600 (2011 est.) </text:p>
            <text:p>note: data are in 2013 US dollars </text:p>
          </table:table-cell>
          <table:table-cell table:formula="of:=MID([.B21]; 2; FIND(&quot; &quot;; [.B21])-2)" office:value-type="string" office:string-value="6,300" calcext:value-type="string">
            <text:p>6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2; FIND(&quot; &quot;; [.B2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$25,300 (2011 est.) </text:p>
          </table:table-cell>
          <table:table-cell table:formula="of:=MID([.B23]; 2; FIND(&quot; &quot;; [.B23])-2)" office:value-type="string" office:string-value="25,300" calcext:value-type="string">
            <text:p>25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2; FIND(&quot; &quot;; [.B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$43,000 (2013 est.) </text:p>
            <text:p>$42,500 (2012 est.) </text:p>
            <text:p>$41,700 (2011 est.) </text:p>
            <text:p>note: data are in 2013 US dollars </text:p>
          </table:table-cell>
          <table:table-cell table:formula="of:=MID([.B25]; 2; FIND(&quot; &quot;; [.B25])-2)" office:value-type="string" office:string-value="43,000" calcext:value-type="string">
            <text:p>4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2; FIND(&quot; &quot;; [.B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$42,600 (2013 est.) </text:p>
            <text:p>$42,500 (2012 est.) </text:p>
            <text:p>$42,300 (2011 est.) </text:p>
            <text:p>note: data are in 2013 US dollars </text:p>
          </table:table-cell>
          <table:table-cell table:formula="of:=MID([.B27]; 2; FIND(&quot; &quot;; [.B27])-2)" office:value-type="string" office:string-value="42,600" calcext:value-type="string">
            <text:p>4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2; FIND(&quot; &quot;; [.B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$10,800 (2013 est.) </text:p>
            <text:p>$10,500 (2012 est.) </text:p>
            <text:p>$10,400 (2011 est.) </text:p>
            <text:p>note: data are in 2013 US dollars </text:p>
          </table:table-cell>
          <table:table-cell table:formula="of:=MID([.B29]; 2; FIND(&quot; &quot;; [.B29])-2)" office:value-type="string" office:string-value="10,800" calcext:value-type="string">
            <text:p>10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2; FIND(&quot; &quot;; [.B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$32,000 (2013 est.) </text:p>
            <text:p>$31,800 (2012 est.) </text:p>
            <text:p>$31,500 (2011 est.) </text:p>
            <text:p>note: data are in 2013 US dollars </text:p>
          </table:table-cell>
          <table:table-cell table:formula="of:=MID([.B31]; 2; FIND(&quot; &quot;; [.B31])-2)" office:value-type="string" office:string-value="32,000" calcext:value-type="string">
            <text:p>32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2; FIND(&quot; &quot;; [.B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$29,800 (2013 est.) </text:p>
            <text:p>$29,100 (2012 est.) </text:p>
            <text:p>$28,300 (2011 est.) </text:p>
            <text:p>note: data are in 2013 US dollars </text:p>
          </table:table-cell>
          <table:table-cell table:formula="of:=MID([.B33]; 2; FIND(&quot; &quot;; [.B33])-2)" office:value-type="string" office:string-value="29,800" calcext:value-type="string">
            <text:p>29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2; FIND(&quot; &quot;; [.B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$2,100 (2013 est.) </text:p>
            <text:p>$2,000 (2012 est.) </text:p>
            <text:p>$1,900 (2011 est.) </text:p>
            <text:p>note: data are in 2013 US dollars </text:p>
          </table:table-cell>
          <table:table-cell table:formula="of:=MID([.B35]; 2; FIND(&quot; &quot;; [.B35])-2)" office:value-type="string" office:string-value="2,100" calcext:value-type="string">
            <text:p>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2; FIND(&quot; &quot;; [.B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$25,100 (2013 est.) </text:p>
            <text:p>$25,400 (2012 est.) </text:p>
            <text:p>$25,400 (2011 est.) </text:p>
            <text:p>note: data are in 2013 US dollars </text:p>
          </table:table-cell>
          <table:table-cell table:formula="of:=MID([.B37]; 2; FIND(&quot; &quot;; [.B37])-2)" office:value-type="string" office:string-value="25,100" calcext:value-type="string">
            <text:p>25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2; FIND(&quot; &quot;; [.B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$16,100 (2013 est.) </text:p>
            <text:p>$15,700 (2012 est.) </text:p>
            <text:p>$15,400 (2011 est.) </text:p>
            <text:p>note: data are in 2013 US dollars </text:p>
          </table:table-cell>
          <table:table-cell table:formula="of:=MID([.B39]; 2; FIND(&quot; &quot;; [.B39])-2)" office:value-type="string" office:string-value="16,100" calcext:value-type="string">
            <text:p>16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2; FIND(&quot; &quot;; [.B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$37,800 (2013 est.) </text:p>
            <text:p>$38,000 (2012 est.) </text:p>
            <text:p>$38,400 (2011 est.) </text:p>
            <text:p>note: data are in 2013 US dollars </text:p>
          </table:table-cell>
          <table:table-cell table:formula="of:=MID([.B41]; 2; FIND(&quot; &quot;; [.B41])-2)" office:value-type="string" office:string-value="37,800" calcext:value-type="string">
            <text:p>37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2; FIND(&quot; &quot;; [.B4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$8,800 (2013 est.) </text:p>
            <text:p>$8,800 (2012 est.) </text:p>
            <text:p>$8,500 (2011 est.) </text:p>
            <text:p>note: data are in 2013 US dollars </text:p>
          </table:table-cell>
          <table:table-cell table:formula="of:=MID([.B43]; 2; FIND(&quot; &quot;; [.B43])-2)" office:value-type="string" office:string-value="8,800" calcext:value-type="string">
            <text:p>8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2; FIND(&quot; &quot;; [.B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$1,600 (2013 est.) </text:p>
            <text:p>$1,600 (2012 est.) </text:p>
            <text:p>$1,500 (2011 est.) </text:p>
            <text:p>note: data are in 2013 US dollars </text:p>
          </table:table-cell>
          <table:table-cell table:formula="of:=MID([.B45]; 2; FIND(&quot; &quot;; [.B45])-2)" office:value-type="string" office:string-value="1,600" calcext:value-type="string">
            <text:p>1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2; FIND(&quot; &quot;; [.B4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bd.html" xlink:type="simple">Bermuda</text:a> </text:p>
          </table:table-cell>
          <table:table-cell table:style-name="ce3" office:value-type="string" calcext:value-type="string">
            <text:p>$86,000 (2011 est.) </text:p>
          </table:table-cell>
          <table:table-cell table:formula="of:=MID([.B47]; 2; FIND(&quot; &quot;; [.B47])-2)" office:value-type="string" office:string-value="86,000" calcext:value-type="string">
            <text:p>86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2; FIND(&quot; &quot;; [.B4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$7,000 (2013 est.) </text:p>
            <text:p>$6,700 (2012 est.) </text:p>
            <text:p>$6,100 (2011 est.) </text:p>
            <text:p>note: data are in 2013 US dollars </text:p>
          </table:table-cell>
          <table:table-cell table:formula="of:=MID([.B49]; 2; FIND(&quot; &quot;; [.B49])-2)" office:value-type="string" office:string-value="7,000" calcext:value-type="string">
            <text:p>7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2; FIND(&quot; &quot;; [.B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$5,500 (2013 est.) </text:p>
            <text:p>$5,200 (2012 est.) </text:p>
            <text:p>$4,900 (2011 est.) </text:p>
            <text:p>note: data are in 2013 US dollars </text:p>
          </table:table-cell>
          <table:table-cell table:formula="of:=MID([.B51]; 2; FIND(&quot; &quot;; [.B51])-2)" office:value-type="string" office:string-value="5,500" calcext:value-type="string">
            <text:p>5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2; FIND(&quot; &quot;; [.B5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$8,300 (2013 est.) </text:p>
            <text:p>$8,200 (2012 est.) </text:p>
            <text:p>$8,300 (2011 est.) </text:p>
            <text:p>note: data are in 2013 US dollars </text:p>
          </table:table-cell>
          <table:table-cell table:formula="of:=MID([.B53]; 2; FIND(&quot; &quot;; [.B53])-2)" office:value-type="string" office:string-value="8,300" calcext:value-type="string">
            <text:p>8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2; FIND(&quot; &quot;; [.B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$16,400 (2013 est.) </text:p>
            <text:p>$15,900 (2012 est.) </text:p>
            <text:p>$15,500 (2011 est.) </text:p>
            <text:p>note: data are in 2013 US dollars </text:p>
          </table:table-cell>
          <table:table-cell table:formula="of:=MID([.B55]; 2; FIND(&quot; &quot;; [.B55])-2)" office:value-type="string" office:string-value="16,400" calcext:value-type="string">
            <text:p>16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2; FIND(&quot; &quot;; [.B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$12,100 (2013 est.) </text:p>
            <text:p>$11,900 (2012 est.) </text:p>
            <text:p>$11,900 (2011 est.) </text:p>
            <text:p>note: data are in 2013 US dollars </text:p>
          </table:table-cell>
          <table:table-cell table:formula="of:=MID([.B57]; 2; FIND(&quot; &quot;; [.B57])-2)" office:value-type="string" office:string-value="12,100" calcext:value-type="string">
            <text:p>1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2; FIND(&quot; &quot;; [.B5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i.html" xlink:type="simple">British Virgin Islands</text:a> </text:p>
          </table:table-cell>
          <table:table-cell table:style-name="ce3" office:value-type="string" calcext:value-type="string">
            <text:p>$42,300 (2010 est.) </text:p>
          </table:table-cell>
          <table:table-cell table:formula="of:=MID([.B59]; 2; FIND(&quot; &quot;; [.B59])-2)" office:value-type="string" office:string-value="42,300" calcext:value-type="string">
            <text:p>42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2; FIND(&quot; &quot;; [.B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$54,800 (2013 est.) </text:p>
            <text:p>$54,900 (2012 est.) </text:p>
            <text:p>$55,200 (2011 est.) </text:p>
            <text:p>note: data are in 2013 US dollars </text:p>
          </table:table-cell>
          <table:table-cell table:formula="of:=MID([.B61]; 2; FIND(&quot; &quot;; [.B61])-2)" office:value-type="string" office:string-value="54,800" calcext:value-type="string">
            <text:p>5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2; FIND(&quot; &quot;; [.B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$14,400 (2013 est.) </text:p>
            <text:p>$14,300 (2012 est.) </text:p>
            <text:p>$14,100 (2011 est.) </text:p>
            <text:p>note: data are in 2013 US dollars </text:p>
          </table:table-cell>
          <table:table-cell table:formula="of:=MID([.B63]; 2; FIND(&quot; &quot;; [.B63])-2)" office:value-type="string" office:string-value="14,400" calcext:value-type="string">
            <text:p>14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2; FIND(&quot; &quot;; [.B6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$1,500 (2013 est.) </text:p>
            <text:p>$1,400 (2012 est.) </text:p>
            <text:p>$1,300 (2011 est.) </text:p>
            <text:p>note: data are in 2013 US dollars </text:p>
          </table:table-cell>
          <table:table-cell table:formula="of:=MID([.B65]; 2; FIND(&quot; &quot;; [.B65])-2)" office:value-type="string" office:string-value="1,500" calcext:value-type="string">
            <text:p>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2; FIND(&quot; &quot;; [.B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$1,700 (2013 est.) </text:p>
            <text:p>$1,600 (2012 est.) </text:p>
            <text:p>$1,600 (2011 est.) </text:p>
            <text:p>note: data are in 2013 US dollars </text:p>
          </table:table-cell>
          <table:table-cell table:formula="of:=MID([.B67]; 2; FIND(&quot; &quot;; [.B67])-2)" office:value-type="string" office:string-value="1,700" calcext:value-type="string">
            <text:p>1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2; FIND(&quot; &quot;; [.B6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$600 (2013 est.) </text:p>
            <text:p>$600 (2012 est.) </text:p>
            <text:p>$600 (2011 est.) </text:p>
            <text:p>note: data are in 2013 US dollars </text:p>
          </table:table-cell>
          <table:table-cell table:formula="of:=MID([.B69]; 2; FIND(&quot; &quot;; [.B69])-2)" office:value-type="string" office:string-value="600" calcext:value-type="string">
            <text:p>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2; FIND(&quot; &quot;; [.B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$4,400 (2013 est.) </text:p>
            <text:p>$4,400 (2012 est.) </text:p>
            <text:p>$4,400 (2011 est.) </text:p>
            <text:p>note: data are in 2013 US dollars </text:p>
          </table:table-cell>
          <table:table-cell table:formula="of:=MID([.B71]; 2; FIND(&quot; &quot;; [.B71])-2)" office:value-type="string" office:string-value="4,400" calcext:value-type="string">
            <text:p>4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2; FIND(&quot; &quot;; [.B7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$2,600 (2013 est.) </text:p>
            <text:p>$2,400 (2012 est.) </text:p>
            <text:p>$2,300 (2011 est.) </text:p>
            <text:p>note: data are in 2013 US dollars </text:p>
          </table:table-cell>
          <table:table-cell table:formula="of:=MID([.B73]; 2; FIND(&quot; &quot;; [.B73])-2)" office:value-type="string" office:string-value="2,600" calcext:value-type="string">
            <text:p>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2; FIND(&quot; &quot;; [.B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$2,400 (2013 est.) </text:p>
            <text:p>$2,400 (2012 est.) </text:p>
            <text:p>$2,300 (2011 est.) </text:p>
            <text:p>note: data are in 2013 US dollars </text:p>
          </table:table-cell>
          <table:table-cell table:formula="of:=MID([.B75]; 2; FIND(&quot; &quot;; [.B75])-2)" office:value-type="string" office:string-value="2,400" calcext:value-type="string">
            <text:p>2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2; FIND(&quot; &quot;; [.B7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$43,100 (2013 est.) </text:p>
            <text:p>$42,900 (2012 est.) </text:p>
            <text:p>$42,700 (2011 est.) </text:p>
            <text:p>note: data are in 2013 US dollars </text:p>
          </table:table-cell>
          <table:table-cell table:formula="of:=MID([.B77]; 2; FIND(&quot; &quot;; [.B77])-2)" office:value-type="string" office:string-value="43,100" calcext:value-type="string">
            <text:p>4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2; FIND(&quot; &quot;; [.B7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j.html" xlink:type="simple">Cayman Islands</text:a> </text:p>
          </table:table-cell>
          <table:table-cell table:style-name="ce3" office:value-type="string" calcext:value-type="string">
            <text:p>$43,800 (2004 est.) </text:p>
          </table:table-cell>
          <table:table-cell table:formula="of:=MID([.B79]; 2; FIND(&quot; &quot;; [.B79])-2)" office:value-type="string" office:string-value="43,800" calcext:value-type="string">
            <text:p>4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2; FIND(&quot; &quot;; [.B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$700 (2013 est.) </text:p>
            <text:p>$900 (2012 est.) </text:p>
            <text:p>$800 (2011 est.) </text:p>
            <text:p>note: data are in 2013 US dollars </text:p>
          </table:table-cell>
          <table:table-cell table:formula="of:=MID([.B81]; 2; FIND(&quot; &quot;; [.B81])-2)" office:value-type="string" office:string-value="700" calcext:value-type="string">
            <text:p>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2; FIND(&quot; &quot;; [.B8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$2,500 (2013 est.) </text:p>
            <text:p>$2,500 (2012 est.) </text:p>
            <text:p>$2,400 (2011 est.) </text:p>
            <text:p>note: data are in 2013 US dollars </text:p>
          </table:table-cell>
          <table:table-cell table:formula="of:=MID([.B83]; 2; FIND(&quot; &quot;; [.B83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2; FIND(&quot; &quot;; [.B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$19,100 (2013 est.) </text:p>
            <text:p>$18,500 (2012 est.) </text:p>
            <text:p>$17,600 (2011 est.) </text:p>
            <text:p>note: data are in 2013 US dollars </text:p>
          </table:table-cell>
          <table:table-cell table:formula="of:=MID([.B85]; 2; FIND(&quot; &quot;; [.B85])-2)" office:value-type="string" office:string-value="19,100" calcext:value-type="string">
            <text:p>1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2; FIND(&quot; &quot;; [.B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$9,800 (2013 est.) </text:p>
            <text:p>$9,100 (2012 est.) </text:p>
            <text:p>$8,300 (2011 est.) </text:p>
            <text:p>note: data are in 2013 US dollars </text:p>
          </table:table-cell>
          <table:table-cell table:formula="of:=MID([.B87]; 2; FIND(&quot; &quot;; [.B87])-2)" office:value-type="string" office:string-value="9,800" calcext:value-type="string">
            <text:p>9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2; FIND(&quot; &quot;; [.B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$11,100 (2013 est.) </text:p>
            <text:p>$10,800 (2012 est.) </text:p>
            <text:p>$10,500 (2011 est.) </text:p>
            <text:p>note: data are in 2013 US dollars </text:p>
          </table:table-cell>
          <table:table-cell table:formula="of:=MID([.B89]; 2; FIND(&quot; &quot;; [.B89])-2)" office:value-type="string" office:string-value="11,100" calcext:value-type="string">
            <text:p>1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2; FIND(&quot; &quot;; [.B9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$1,300 (2013 est.) </text:p>
            <text:p>$1,300 (2012 est.) </text:p>
            <text:p>$1,300 (2011 est.) </text:p>
            <text:p>note: data are in 2013 US dollars </text:p>
          </table:table-cell>
          <table:table-cell table:formula="of:=MID([.B91]; 2; FIND(&quot; &quot;; [.B91])-2)" office:value-type="string" office:string-value="1,300" calcext:value-type="string">
            <text:p>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2; FIND(&quot; &quot;; [.B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$400 (2013 est.) </text:p>
            <text:p>$400 (2012 est.) </text:p>
            <text:p>$400 (2011 est.) </text:p>
            <text:p>note: data are in 2013 US dollars </text:p>
          </table:table-cell>
          <table:table-cell table:formula="of:=MID([.B93]; 2; FIND(&quot; &quot;; [.B93])-2)" office:value-type="string" office:string-value="400" calcext:value-type="string">
            <text:p>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2; FIND(&quot; &quot;; [.B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$4,800 (2013 est.) </text:p>
            <text:p>$4,700 (2012 est.) </text:p>
            <text:p>$4,600 (2011 est.) </text:p>
            <text:p>note: data are in 2013 US dollars </text:p>
          </table:table-cell>
          <table:table-cell table:formula="of:=MID([.B95]; 2; FIND(&quot; &quot;; [.B95])-2)" office:value-type="string" office:string-value="4,800" calcext:value-type="string">
            <text:p>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2; FIND(&quot; &quot;; [.B9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w.html" xlink:type="simple">Cook Islands</text:a> </text:p>
          </table:table-cell>
          <table:table-cell table:style-name="ce3" office:value-type="string" calcext:value-type="string">
            <text:p>$9,100 (2005 est.) </text:p>
          </table:table-cell>
          <table:table-cell table:formula="of:=MID([.B97]; 2; FIND(&quot; &quot;; [.B97])-2)" office:value-type="string" office:string-value="9,100" calcext:value-type="string">
            <text:p>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2; FIND(&quot; &quot;; [.B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$12,900 (2013 est.) </text:p>
            <text:p>$12,700 (2012 est.) </text:p>
            <text:p>$12,200 (2011 est.) </text:p>
            <text:p>note: data are in 2013 US dollars </text:p>
          </table:table-cell>
          <table:table-cell table:formula="of:=MID([.B99]; 2; FIND(&quot; &quot;; [.B99])-2)" office:value-type="string" office:string-value="12,900" calcext:value-type="string">
            <text:p>1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2; FIND(&quot; &quot;; [.B10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$1,800 (2013 est.) </text:p>
            <text:p>$1,700 (2012 est.) </text:p>
            <text:p>$1,600 (2011 est.) </text:p>
            <text:p>note: data are in 2013 US dollars </text:p>
          </table:table-cell>
          <table:table-cell table:formula="of:=MID([.B101]; 2; FIND(&quot; &quot;; [.B101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2; FIND(&quot; &quot;; [.B1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$17,800 (2013 est.) </text:p>
            <text:p>$17,900 (2012 est.) </text:p>
            <text:p>$18,200 (2011 est.) </text:p>
            <text:p>note: data are in 2013 US dollars </text:p>
          </table:table-cell>
          <table:table-cell table:formula="of:=MID([.B103]; 2; FIND(&quot; &quot;; [.B103])-2)" office:value-type="string" office:string-value="17,800" calcext:value-type="string">
            <text:p>17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2; FIND(&quot; &quot;; [.B1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$10,200 (2010 est.) </text:p>
            <text:p>$10,000 (2009 est.) </text:p>
            <text:p>$10,000 (2008 est.) </text:p>
            <text:p>note: data are in 2010 US dollars </text:p>
          </table:table-cell>
          <table:table-cell table:formula="of:=MID([.B105]; 2; FIND(&quot; &quot;; [.B105])-2)" office:value-type="string" office:string-value="10,200" calcext:value-type="string">
            <text:p>10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2; FIND(&quot; &quot;; [.B10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c.html" xlink:type="simple">Curacao</text:a> </text:p>
          </table:table-cell>
          <table:table-cell table:style-name="ce3" office:value-type="string" calcext:value-type="string">
            <text:p>$15,000 (2004 est.) </text:p>
          </table:table-cell>
          <table:table-cell table:formula="of:=MID([.B107]; 2; FIND(&quot; &quot;; [.B107])-2)" office:value-type="string" office:string-value="15,000" calcext:value-type="string">
            <text:p>1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2; FIND(&quot; &quot;; [.B10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$24,500 (2013 est.) </text:p>
            <text:p>$27,200 (2012 est.) </text:p>
            <text:p>$28,200 (2011 est.) </text:p>
            <text:p>note: data are in 2013 US dollars </text:p>
          </table:table-cell>
          <table:table-cell table:formula="of:=MID([.B109]; 2; FIND(&quot; &quot;; [.B109])-2)" office:value-type="string" office:string-value="24,500" calcext:value-type="string">
            <text:p>2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2; FIND(&quot; &quot;; [.B11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$26,300 (2013 est.) </text:p>
            <text:p>$26,500 (2012 est.) </text:p>
            <text:p>$28,300 (2011 est.) </text:p>
            <text:p>note: data are in 2013 US dollars </text:p>
          </table:table-cell>
          <table:table-cell table:formula="of:=MID([.B111]; 2; FIND(&quot; &quot;; [.B111])-2)" office:value-type="string" office:string-value="26,300" calcext:value-type="string">
            <text:p>26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2; FIND(&quot; &quot;; [.B1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$37,800 (2013 est.) </text:p>
            <text:p>$37,800 (2012 est.) </text:p>
            <text:p>$38,100 (2011 est.) </text:p>
            <text:p>note: data are in 2013 US dollars </text:p>
          </table:table-cell>
          <table:table-cell table:formula="of:=MID([.B113]; 2; FIND(&quot; &quot;; [.B113])-2)" office:value-type="string" office:string-value="37,800" calcext:value-type="string">
            <text:p>37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2; FIND(&quot; &quot;; [.B1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$2,700 (2013 est.) </text:p>
            <text:p>$2,700 (2012 est.) </text:p>
            <text:p>$2,600 (2011 est.) </text:p>
            <text:p>note: data are in 2013 US dollars </text:p>
          </table:table-cell>
          <table:table-cell table:formula="of:=MID([.B115]; 2; FIND(&quot; &quot;; [.B115])-2)" office:value-type="string" office:string-value="2,700" calcext:value-type="string">
            <text:p>2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2; FIND(&quot; &quot;; [.B1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$14,300 (2013 est.) </text:p>
            <text:p>$14,200 (2012 est.) </text:p>
            <text:p>$14,400 (2011 est.) </text:p>
            <text:p>note: data are in 2013 US dollars </text:p>
          </table:table-cell>
          <table:table-cell table:formula="of:=MID([.B117]; 2; FIND(&quot; &quot;; [.B117])-2)" office:value-type="string" office:string-value="14,300" calcext:value-type="string">
            <text:p>14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2; FIND(&quot; &quot;; [.B1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$9,700 (2013 est.) </text:p>
            <text:p>$9,700 (2012 est.) </text:p>
            <text:p>$9,500 (2011 est.) </text:p>
            <text:p>note: data are in 2013 US dollars </text:p>
          </table:table-cell>
          <table:table-cell table:formula="of:=MID([.B119]; 2; FIND(&quot; &quot;; [.B119])-2)" office:value-type="string" office:string-value="9,700" calcext:value-type="string">
            <text:p>9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2; FIND(&quot; &quot;; [.B1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$10,600 (2013 est.) </text:p>
            <text:p>$9,600 (2012 est.) </text:p>
            <text:p>$9,200 (2011 est.) </text:p>
            <text:p>note: data are in 2013 US dollars </text:p>
          </table:table-cell>
          <table:table-cell table:formula="of:=MID([.B121]; 2; FIND(&quot; &quot;; [.B121])-2)" office:value-type="string" office:string-value="10,600" calcext:value-type="string">
            <text:p>10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2; FIND(&quot; &quot;; [.B1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$6,600 (2013 est.) </text:p>
            <text:p>$6,600 (2012 est.) </text:p>
            <text:p>$6,600 (2011 est.) </text:p>
            <text:p>note: data are in 2013 US dollars </text:p>
          </table:table-cell>
          <table:table-cell table:formula="of:=MID([.B123]; 2; FIND(&quot; &quot;; [.B123])-2)" office:value-type="string" office:string-value="6,600" calcext:value-type="string">
            <text:p>6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2; FIND(&quot; &quot;; [.B1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$7,500 (2013 est.) </text:p>
            <text:p>$7,400 (2012 est.) </text:p>
            <text:p>$7,300 (2011 est.) </text:p>
            <text:p>note: data are in 2013 US dollars </text:p>
          </table:table-cell>
          <table:table-cell table:formula="of:=MID([.B125]; 2; FIND(&quot; &quot;; [.B125])-2)" office:value-type="string" office:string-value="7,500" calcext:value-type="string">
            <text:p>7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2; FIND(&quot; &quot;; [.B126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$25,700 (2013 est.) </text:p>
            <text:p>$26,900 (2012 est.) </text:p>
            <text:p>$26,200 (2011 est.) </text:p>
          </table:table-cell>
          <table:table-cell table:formula="of:=MID([.B127]; 2; FIND(&quot; &quot;; [.B127])-2)" office:value-type="string" office:string-value="25,700" calcext:value-type="string">
            <text:p>25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2; FIND(&quot; &quot;; [.B1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$1,200 (2013 est.) </text:p>
            <text:p>$1,100 (2012 est.) </text:p>
            <text:p>$1,100 (2011 est.) </text:p>
            <text:p>note: data are in 2013 US dollars </text:p>
          </table:table-cell>
          <table:table-cell table:formula="of:=MID([.B129]; 2; FIND(&quot; &quot;; [.B129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2; FIND(&quot; &quot;; [.B1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$22,400 (2013 est.) </text:p>
            <text:p>$22,000 (2012 est.) </text:p>
            <text:p>$21,200 (2011 est.) </text:p>
            <text:p>note: data are in 2013 US dollars </text:p>
          </table:table-cell>
          <table:table-cell table:formula="of:=MID([.B131]; 2; FIND(&quot; &quot;; [.B131])-2)" office:value-type="string" office:string-value="22,400" calcext:value-type="string">
            <text:p>22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2; FIND(&quot; &quot;; [.B1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$1,300 (2013 est.) </text:p>
            <text:p>$1,300 (2012 est.) </text:p>
            <text:p>$1,200 (2011 est.) </text:p>
            <text:p>note: data are in 2013 US dollars </text:p>
          </table:table-cell>
          <table:table-cell table:formula="of:=MID([.B133]; 2; FIND(&quot; &quot;; [.B133])-2)" office:value-type="string" office:string-value="1,300" calcext:value-type="string">
            <text:p>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2; FIND(&quot; &quot;; [.B1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e.html" xlink:type="simple">European Union</text:a> </text:p>
          </table:table-cell>
          <table:table-cell table:style-name="ce3" office:value-type="string" calcext:value-type="string">
            <text:p>$34,500 (2013 est.) </text:p>
            <text:p>$34,500 (2012 est.) </text:p>
            <text:p>$34,600 (2011 est.) </text:p>
            <text:p>note: data are in 2013 US dollars </text:p>
          </table:table-cell>
          <table:table-cell table:formula="of:=MID([.B135]; 2; FIND(&quot; &quot;; [.B135])-2)" office:value-type="string" office:string-value="34,500" calcext:value-type="string">
            <text:p>3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2; FIND(&quot; &quot;; [.B13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k.html" xlink:type="simple">Falkland Islands (Islas Malvinas)</text:a> </text:p>
          </table:table-cell>
          <table:table-cell table:style-name="ce3" office:value-type="string" calcext:value-type="string">
            <text:p>$55,400 (2002 est.) </text:p>
          </table:table-cell>
          <table:table-cell table:formula="of:=MID([.B137]; 2; FIND(&quot; &quot;; [.B137])-2)" office:value-type="string" office:string-value="55,400" calcext:value-type="string">
            <text:p>5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2; FIND(&quot; &quot;; [.B13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fo.html" xlink:type="simple">Faroe Islands</text:a> </text:p>
          </table:table-cell>
          <table:table-cell table:style-name="ce3" office:value-type="string" calcext:value-type="string">
            <text:p>$30,500 (2008 est.) </text:p>
          </table:table-cell>
          <table:table-cell table:formula="of:=MID([.B139]; 2; FIND(&quot; &quot;; [.B139])-2)" office:value-type="string" office:string-value="30,500" calcext:value-type="string">
            <text:p>30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2; FIND(&quot; &quot;; [.B1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$4,900 (2013 est.) </text:p>
            <text:p>$4,800 (2012 est.) </text:p>
            <text:p>$4,700 (2011 est.) </text:p>
            <text:p>note: data are in 2013 US dollars </text:p>
          </table:table-cell>
          <table:table-cell table:formula="of:=MID([.B141]; 2; FIND(&quot; &quot;; [.B141])-2)" office:value-type="string" office:string-value="4,900" calcext:value-type="string">
            <text:p>4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2; FIND(&quot; &quot;; [.B14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$35,900 (2013 est.) </text:p>
            <text:p>$36,300 (2012 est.) </text:p>
            <text:p>$36,700 (2011 est.) </text:p>
            <text:p>note: data are in 2013 US dollars </text:p>
          </table:table-cell>
          <table:table-cell table:formula="of:=MID([.B143]; 2; FIND(&quot; &quot;; [.B143])-2)" office:value-type="string" office:string-value="35,900" calcext:value-type="string">
            <text:p>35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2; FIND(&quot; &quot;; [.B1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$35,700 (2013 est.) </text:p>
            <text:p>$35,800 (2012 est.) </text:p>
            <text:p>$36,000 (2011 est.) </text:p>
            <text:p>note: data are in 2013 US dollars </text:p>
          </table:table-cell>
          <table:table-cell table:formula="of:=MID([.B145]; 2; FIND(&quot; &quot;; [.B145])-2)" office:value-type="string" office:string-value="35,700" calcext:value-type="string">
            <text:p>35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2; FIND(&quot; &quot;; [.B146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fp.html" xlink:type="simple">French Polynesia</text:a> </text:p>
          </table:table-cell>
          <table:table-cell table:style-name="ce3" office:value-type="string" calcext:value-type="string">
            <text:p>$22,000 (2006 est.) </text:p>
            <text:p>$18,000 (2004 est.) </text:p>
          </table:table-cell>
          <table:table-cell table:formula="of:=MID([.B147]; 2; FIND(&quot; &quot;; [.B147])-2)" office:value-type="string" office:string-value="22,000" calcext:value-type="string">
            <text:p>22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2; FIND(&quot; &quot;; [.B14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$19,200 (2013 est.) </text:p>
            <text:p>$18,300 (2012 est.) </text:p>
            <text:p>$17,600 (2011 est.) </text:p>
            <text:p>note: data are in 2013 US dollars </text:p>
          </table:table-cell>
          <table:table-cell table:formula="of:=MID([.B149]; 2; FIND(&quot; &quot;; [.B149])-2)" office:value-type="string" office:string-value="19,200" calcext:value-type="string">
            <text:p>19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2; FIND(&quot; &quot;; [.B1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$2,000 (2013 est.) </text:p>
            <text:p>$1,900 (2012 est.) </text:p>
            <text:p>$1,800 (2011 est.) </text:p>
            <text:p>note: data are in 2013 US dollars </text:p>
          </table:table-cell>
          <table:table-cell table:formula="of:=MID([.B151]; 2; FIND(&quot; &quot;; [.B151])-2)" office:value-type="string" office:string-value="2,000" calcext:value-type="string">
            <text:p>2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2; FIND(&quot; &quot;; [.B15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z.html" xlink:type="simple">Gaza Strip</text:a> </text:p>
          </table:table-cell>
          <table:table-cell table:style-name="ce3" office:value-type="string" calcext:value-type="string">
            <text:p>see entry for West Bank </text:p>
          </table:table-cell>
          <table:table-cell table:formula="of:=MID([.B153]; 2; FIND(&quot; &quot;; [.B153])-2)" office:value-type="string" office:string-value="ee" calcext:value-type="string">
            <text:p>e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2; FIND(&quot; &quot;; [.B1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$6,100 (2013 est.) </text:p>
            <text:p>$5,900 (2012 est.) </text:p>
            <text:p>$5,600 (2011 est.) </text:p>
            <text:p>note: data are in 2013 US dollars </text:p>
          </table:table-cell>
          <table:table-cell table:formula="of:=MID([.B155]; 2; FIND(&quot; &quot;; [.B155])-2)" office:value-type="string" office:string-value="6,100" calcext:value-type="string">
            <text:p>6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2; FIND(&quot; &quot;; [.B1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$39,500 (2013 est.) </text:p>
            <text:p>$39,200 (2012 est.) </text:p>
            <text:p>$38,900 (2011 est.) </text:p>
            <text:p>note: data are in 2013 US dollars </text:p>
          </table:table-cell>
          <table:table-cell table:formula="of:=MID([.B157]; 2; FIND(&quot; &quot;; [.B157])-2)" office:value-type="string" office:string-value="39,500" calcext:value-type="string">
            <text:p>39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2; FIND(&quot; &quot;; [.B1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$3,500 (2013 est.) </text:p>
            <text:p>$3,400 (2012 est.) </text:p>
            <text:p>$3,200 (2011 est.) </text:p>
            <text:p>note: data are in 2013 US dollars </text:p>
          </table:table-cell>
          <table:table-cell table:formula="of:=MID([.B159]; 2; FIND(&quot; &quot;; [.B159])-2)" office:value-type="string" office:string-value="3,500" calcext:value-type="string">
            <text:p>3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2; FIND(&quot; &quot;; [.B160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gi.html" xlink:type="simple">Gibraltar</text:a> </text:p>
          </table:table-cell>
          <table:table-cell table:style-name="ce3" office:value-type="string" calcext:value-type="string">
            <text:p>$43,000 (2008 est.) </text:p>
            <text:p>$41,200 (2007 est.) </text:p>
            <text:p>$38,400 (2006 est.) </text:p>
          </table:table-cell>
          <table:table-cell table:formula="of:=MID([.B161]; 2; FIND(&quot; &quot;; [.B161])-2)" office:value-type="string" office:string-value="43,000" calcext:value-type="string">
            <text:p>4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2; FIND(&quot; &quot;; [.B1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$23,600 (2013 est.) </text:p>
            <text:p>$24,600 (2012 est.) </text:p>
            <text:p>$26,200 (2011 est.) </text:p>
            <text:p>note: data are in 2013 US dollars </text:p>
          </table:table-cell>
          <table:table-cell table:formula="of:=MID([.B163]; 2; FIND(&quot; &quot;; [.B163])-2)" office:value-type="string" office:string-value="23,600" calcext:value-type="string">
            <text:p>23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2; FIND(&quot; &quot;; [.B164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l.html" xlink:type="simple">Greenland</text:a> </text:p>
          </table:table-cell>
          <table:table-cell table:style-name="ce3" office:value-type="string" calcext:value-type="string">
            <text:p>$38,400 (2008 est.) </text:p>
            <text:p>$36,600 (2007 est.) </text:p>
          </table:table-cell>
          <table:table-cell table:formula="of:=MID([.B165]; 2; FIND(&quot; &quot;; [.B165])-2)" office:value-type="string" office:string-value="38,400" calcext:value-type="string">
            <text:p>38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2; FIND(&quot; &quot;; [.B1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$13,800 (2013 est.) </text:p>
            <text:p>$13,700 (2012 est.) </text:p>
            <text:p>$13,900 (2011 est.) </text:p>
            <text:p>note: data are in 2013 US dollars </text:p>
          </table:table-cell>
          <table:table-cell table:formula="of:=MID([.B167]; 2; FIND(&quot; &quot;; [.B167])-2)" office:value-type="string" office:string-value="13,800" calcext:value-type="string">
            <text:p>1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2; FIND(&quot; &quot;; [.B16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q.html" xlink:type="simple">Guam</text:a> </text:p>
          </table:table-cell>
          <table:table-cell table:style-name="ce3" office:value-type="string" calcext:value-type="string">
            <text:p>$28,700 (2010 est.) </text:p>
          </table:table-cell>
          <table:table-cell table:formula="of:=MID([.B169]; 2; FIND(&quot; &quot;; [.B169])-2)" office:value-type="string" office:string-value="28,700" calcext:value-type="string">
            <text:p>28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2; FIND(&quot; &quot;; [.B1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$5,300 (2013 est.) </text:p>
            <text:p>$5,200 (2012 est.) </text:p>
            <text:p>$5,200 (2011 est.) </text:p>
            <text:p>note: data are in 2013 US dollars </text:p>
          </table:table-cell>
          <table:table-cell table:formula="of:=MID([.B171]; 2; FIND(&quot; &quot;; [.B171])-2)" office:value-type="string" office:string-value="5,300" calcext:value-type="string">
            <text:p>5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2; FIND(&quot; &quot;; [.B17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k.html" xlink:type="simple">Guernsey</text:a> </text:p>
          </table:table-cell>
          <table:table-cell table:style-name="ce3" office:value-type="string" calcext:value-type="string">
            <text:p>$44,600 (2005) </text:p>
          </table:table-cell>
          <table:table-cell table:formula="of:=MID([.B173]; 2; FIND(&quot; &quot;; [.B173])-2)" office:value-type="string" office:string-value="44,600" calcext:value-type="string">
            <text:p>44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2; FIND(&quot; &quot;; [.B1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$1,100 (2013 est.) </text:p>
            <text:p>$1,100 (2012 est.) </text:p>
            <text:p>$1,100 (2011 est.) </text:p>
            <text:p>note: data are in 2013 US dollars </text:p>
          </table:table-cell>
          <table:table-cell table:formula="of:=MID([.B175]; 2; FIND(&quot; &quot;; [.B175])-2)" office:value-type="string" office:string-value="1,100" calcext:value-type="string">
            <text:p>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2; FIND(&quot; &quot;; [.B17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$1,200 (2013 est.) </text:p>
            <text:p>$1,200 (2012 est.) </text:p>
            <text:p>$1,300 (2011 est.) </text:p>
            <text:p>note: data are in 2013 US dollars </text:p>
          </table:table-cell>
          <table:table-cell table:formula="of:=MID([.B177]; 2; FIND(&quot; &quot;; [.B177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2; FIND(&quot; &quot;; [.B17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$8,500 (2013 est.) </text:p>
            <text:p>$8,100 (2012 est.) </text:p>
            <text:p>$7,700 (2011 est.) </text:p>
            <text:p>note: data are in 2013 US dollars </text:p>
          </table:table-cell>
          <table:table-cell table:formula="of:=MID([.B179]; 2; FIND(&quot; &quot;; [.B179])-2)" office:value-type="string" office:string-value="8,500" calcext:value-type="string">
            <text:p>8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2; FIND(&quot; &quot;; [.B1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$1,300 (2013 est.) </text:p>
            <text:p>$1,200 (2012 est.) </text:p>
            <text:p>$1,200 (2011 est.) </text:p>
            <text:p>note: data are in 2013 US dollars </text:p>
          </table:table-cell>
          <table:table-cell table:formula="of:=MID([.B181]; 2; FIND(&quot; &quot;; [.B181])-2)" office:value-type="string" office:string-value="1,300" calcext:value-type="string">
            <text:p>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2; FIND(&quot; &quot;; [.B18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$4,800 (2013 est.) </text:p>
            <text:p>$4,800 (2012 est.) </text:p>
            <text:p>$4,700 (2011 est.) </text:p>
            <text:p>note: data are in 2013 US dollars </text:p>
          </table:table-cell>
          <table:table-cell table:formula="of:=MID([.B183]; 2; FIND(&quot; &quot;; [.B183])-2)" office:value-type="string" office:string-value="4,800" calcext:value-type="string">
            <text:p>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2; FIND(&quot; &quot;; [.B1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$52,700 (2013 est.) </text:p>
            <text:p>$51,600 (2012 est.) </text:p>
            <text:p>$51,300 (2011 est.) </text:p>
            <text:p>note: data are in 2013 US dollars </text:p>
          </table:table-cell>
          <table:table-cell table:formula="of:=MID([.B185]; 2; FIND(&quot; &quot;; [.B185])-2)" office:value-type="string" office:string-value="52,700" calcext:value-type="string">
            <text:p>52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2; FIND(&quot; &quot;; [.B1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$19,800 (2013 est.) </text:p>
            <text:p>$19,800 (2012 est.) </text:p>
            <text:p>$20,000 (2011 est.) </text:p>
            <text:p>note: data are in 2013 US dollars </text:p>
          </table:table-cell>
          <table:table-cell table:formula="of:=MID([.B187]; 2; FIND(&quot; &quot;; [.B187])-2)" office:value-type="string" office:string-value="19,800" calcext:value-type="string">
            <text:p>19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2; FIND(&quot; &quot;; [.B1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$40,700 (2013 est.) </text:p>
            <text:p>$40,300 (2012 est.) </text:p>
            <text:p>$39,800 (2011 est.) </text:p>
            <text:p>note: data are in 2013 US dollars </text:p>
          </table:table-cell>
          <table:table-cell table:formula="of:=MID([.B189]; 2; FIND(&quot; &quot;; [.B189])-2)" office:value-type="string" office:string-value="40,700" calcext:value-type="string">
            <text:p>40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2; FIND(&quot; &quot;; [.B19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$4,000 (2013 est.) </text:p>
            <text:p>$3,900 (2012 est.) </text:p>
            <text:p>$3,800 (2011 est.) </text:p>
            <text:p>note: data are in 2013 US dollars </text:p>
          </table:table-cell>
          <table:table-cell table:formula="of:=MID([.B191]; 2; FIND(&quot; &quot;; [.B191])-2)" office:value-type="string" office:string-value="4,000" calcext:value-type="string">
            <text:p>4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2; FIND(&quot; &quot;; [.B1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$5,200 (2013 est.) </text:p>
            <text:p>$5,000 (2012 est.) </text:p>
            <text:p>$4,800 (2011 est.) </text:p>
            <text:p>note: data are in 2013 US dollars </text:p>
          </table:table-cell>
          <table:table-cell table:formula="of:=MID([.B193]; 2; FIND(&quot; &quot;; [.B193])-2)" office:value-type="string" office:string-value="5,200" calcext:value-type="string">
            <text:p>5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2; FIND(&quot; &quot;; [.B1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$12,800 (2013 est.) </text:p>
            <text:p>$13,200 (2012 est.) </text:p>
            <text:p>$13,600 (2011 est.) </text:p>
            <text:p>note: data are in 2013 US dollars </text:p>
          </table:table-cell>
          <table:table-cell table:formula="of:=MID([.B195]; 2; FIND(&quot; &quot;; [.B195])-2)" office:value-type="string" office:string-value="12,800" calcext:value-type="string">
            <text:p>12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2; FIND(&quot; &quot;; [.B19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$7,100 (2013 est.) </text:p>
            <text:p>$7,100 (2012 est.) </text:p>
            <text:p>$6,800 (2011 est.) </text:p>
            <text:p>note: data are in 2013 US dollars </text:p>
          </table:table-cell>
          <table:table-cell table:formula="of:=MID([.B197]; 2; FIND(&quot; &quot;; [.B197])-2)" office:value-type="string" office:string-value="7,100" calcext:value-type="string">
            <text:p>7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2; FIND(&quot; &quot;; [.B1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$41,300 (2013 est.) </text:p>
            <text:p>$41,300 (2012 est.) </text:p>
            <text:p>$41,300 (2011 est.) </text:p>
            <text:p>note: data are in 2013 US dollars </text:p>
          </table:table-cell>
          <table:table-cell table:formula="of:=MID([.B199]; 2; FIND(&quot; &quot;; [.B199])-2)" office:value-type="string" office:string-value="41,300" calcext:value-type="string">
            <text:p>4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2; FIND(&quot; &quot;; [.B200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m.html" xlink:type="simple">Isle of Man</text:a> </text:p>
          </table:table-cell>
          <table:table-cell table:style-name="ce3" office:value-type="string" calcext:value-type="string">
            <text:p>$53,800 (2007 est.) </text:p>
            <text:p>$35,000 (2005 est.) </text:p>
          </table:table-cell>
          <table:table-cell table:formula="of:=MID([.B201]; 2; FIND(&quot; &quot;; [.B201])-2)" office:value-type="string" office:string-value="53,800" calcext:value-type="string">
            <text:p>5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2; FIND(&quot; &quot;; [.B2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$36,200 (2013 est.) </text:p>
            <text:p>$34,300 (2012 est.) </text:p>
            <text:p>$34,000 (2011 est.) </text:p>
            <text:p>note: data are in 2013 US dollars </text:p>
          </table:table-cell>
          <table:table-cell table:formula="of:=MID([.B203]; 2; FIND(&quot; &quot;; [.B203])-2)" office:value-type="string" office:string-value="36,200" calcext:value-type="string">
            <text:p>36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2; FIND(&quot; &quot;; [.B2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$29,600 (2013 est.) </text:p>
            <text:p>$29,800 (2012 est.) </text:p>
            <text:p>$30,100 (2011 est.) </text:p>
            <text:p>note: data are in 2013 US dollars </text:p>
          </table:table-cell>
          <table:table-cell table:formula="of:=MID([.B205]; 2; FIND(&quot; &quot;; [.B205])-2)" office:value-type="string" office:string-value="29,600" calcext:value-type="string">
            <text:p>29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2; FIND(&quot; &quot;; [.B20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$9,000 (2013 est.) </text:p>
            <text:p>$9,000 (2012 est.) </text:p>
            <text:p>$9,100 (2011 est.) </text:p>
            <text:p>note: data are in 2013 US dollars </text:p>
          </table:table-cell>
          <table:table-cell table:formula="of:=MID([.B207]; 2; FIND(&quot; &quot;; [.B207])-2)" office:value-type="string" office:string-value="9,000" calcext:value-type="string">
            <text:p>9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2; FIND(&quot; &quot;; [.B20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$37,100 (2013 est.) </text:p>
            <text:p>$36,300 (2012 est.) </text:p>
            <text:p>$35,600 (2011 est.) </text:p>
            <text:p>note: data are in 2013 US dollars </text:p>
          </table:table-cell>
          <table:table-cell table:formula="of:=MID([.B209]; 2; FIND(&quot; &quot;; [.B209])-2)" office:value-type="string" office:string-value="37,100" calcext:value-type="string">
            <text:p>37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2; FIND(&quot; &quot;; [.B21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je.html" xlink:type="simple">Jersey</text:a> </text:p>
          </table:table-cell>
          <table:table-cell table:style-name="ce3" office:value-type="string" calcext:value-type="string">
            <text:p>$57,000 (2005 est.) </text:p>
          </table:table-cell>
          <table:table-cell table:formula="of:=MID([.B211]; 2; FIND(&quot; &quot;; [.B211])-2)" office:value-type="string" office:string-value="57,000" calcext:value-type="string">
            <text:p>57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2; FIND(&quot; &quot;; [.B2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$6,100 (2013 est.) </text:p>
            <text:p>$6,100 (2012 est.) </text:p>
            <text:p>$6,000 (2011 est.) </text:p>
            <text:p>note: data are in 2013 US dollars </text:p>
          </table:table-cell>
          <table:table-cell table:formula="of:=MID([.B213]; 2; FIND(&quot; &quot;; [.B213])-2)" office:value-type="string" office:string-value="6,100" calcext:value-type="string">
            <text:p>6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2; FIND(&quot; &quot;; [.B2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$14,100 (2013 est.) </text:p>
            <text:p>$13,700 (2012 est.) </text:p>
            <text:p>$13,200 (2011 est.) </text:p>
            <text:p>note: data are in 2013 US dollars </text:p>
          </table:table-cell>
          <table:table-cell table:formula="of:=MID([.B215]; 2; FIND(&quot; &quot;; [.B215])-2)" office:value-type="string" office:string-value="14,100" calcext:value-type="string">
            <text:p>14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2; FIND(&quot; &quot;; [.B2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$1,800 (2013 est.) </text:p>
            <text:p>$1,700 (2013 est.) </text:p>
            <text:p>$1,700 (2011 est.) </text:p>
            <text:p>note: data are in 2013 US dollars </text:p>
          </table:table-cell>
          <table:table-cell table:formula="of:=MID([.B217]; 2; FIND(&quot; &quot;; [.B217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2; FIND(&quot; &quot;; [.B2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$6,400 (2013 est.) </text:p>
            <text:p>$6,300 (2012 est.) </text:p>
            <text:p>$6,300 (2011 est.) </text:p>
            <text:p>note: data are in 2013 US dollars </text:p>
          </table:table-cell>
          <table:table-cell table:formula="of:=MID([.B219]; 2; FIND(&quot; &quot;; [.B219])-2)" office:value-type="string" office:string-value="6,400" calcext:value-type="string">
            <text:p>6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2; FIND(&quot; &quot;; [.B2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n.html" xlink:type="simple">Korea, North</text:a> </text:p>
          </table:table-cell>
          <table:table-cell table:style-name="ce3" office:value-type="string" calcext:value-type="string">
            <text:p>$1,800 (2011 est.) </text:p>
            <text:p>$1,800 (2010 est.) </text:p>
            <text:p>$1,900 (2009 est.) </text:p>
            <text:p>note: data are in 2011 US dollars </text:p>
          </table:table-cell>
          <table:table-cell table:formula="of:=MID([.B221]; 2; FIND(&quot; &quot;; [.B221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2; FIND(&quot; &quot;; [.B2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$33,200 (2013 est.) </text:p>
            <text:p>$32,400 (2012 est.) </text:p>
            <text:p>$31,900 (2011 est.) </text:p>
            <text:p>note: data are in 2013 US dollars </text:p>
          </table:table-cell>
          <table:table-cell table:formula="of:=MID([.B223]; 2; FIND(&quot; &quot;; [.B223])-2)" office:value-type="string" office:string-value="33,200" calcext:value-type="string">
            <text:p>33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2; FIND(&quot; &quot;; [.B2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v.html" xlink:type="simple">Kosovo</text:a> </text:p>
          </table:table-cell>
          <table:table-cell table:style-name="ce3" office:value-type="string" calcext:value-type="string">
            <text:p>$7,600 (2013 est.) </text:p>
            <text:p>$7,500 (2012 est.) </text:p>
            <text:p>$7,400 (2011 est.) </text:p>
            <text:p>note: data are in 2013 US dollars </text:p>
          </table:table-cell>
          <table:table-cell table:formula="of:=MID([.B225]; 2; FIND(&quot; &quot;; [.B225])-2)" office:value-type="string" office:string-value="7,600" calcext:value-type="string">
            <text:p>7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2; FIND(&quot; &quot;; [.B2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$42,100 (2013 est.) </text:p>
            <text:p>$41,800 (2012 est.) </text:p>
            <text:p>$39,200 (2011 est.) </text:p>
            <text:p>note: data are in 2013 US dollars </text:p>
          </table:table-cell>
          <table:table-cell table:formula="of:=MID([.B227]; 2; FIND(&quot; &quot;; [.B227])-2)" office:value-type="string" office:string-value="42,100" calcext:value-type="string">
            <text:p>4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2; FIND(&quot; &quot;; [.B2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$2,500 (2013 est.) </text:p>
            <text:p>$2,400 (2012 est.) </text:p>
            <text:p>$2,400 (2011 est.) </text:p>
            <text:p>note: data are in 2013 US dollars </text:p>
          </table:table-cell>
          <table:table-cell table:formula="of:=MID([.B229]; 2; FIND(&quot; &quot;; [.B229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2; FIND(&quot; &quot;; [.B2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$3,100 (2013 est.) </text:p>
            <text:p>$2,900 (2012 est.) </text:p>
            <text:p>$2,700 (2011 est.) </text:p>
            <text:p>note: data are in 2013 US dollars </text:p>
          </table:table-cell>
          <table:table-cell table:formula="of:=MID([.B231]; 2; FIND(&quot; &quot;; [.B231])-2)" office:value-type="string" office:string-value="3,100" calcext:value-type="string">
            <text:p>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2; FIND(&quot; &quot;; [.B2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$19,100 (2013 est.) </text:p>
            <text:p>$18,300 (2012 est.) </text:p>
            <text:p>$17,100 (2011 est.) </text:p>
            <text:p>note: data are in 2013 US dollars </text:p>
          </table:table-cell>
          <table:table-cell table:formula="of:=MID([.B233]; 2; FIND(&quot; &quot;; [.B233])-2)" office:value-type="string" office:string-value="19,100" calcext:value-type="string">
            <text:p>1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2; FIND(&quot; &quot;; [.B2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$15,800 (2013 est.) </text:p>
            <text:p>$15,800 (2012 est.) </text:p>
            <text:p>$15,800 (2011 est.) </text:p>
            <text:p>note: data are in 2013 US dollars </text:p>
          </table:table-cell>
          <table:table-cell table:formula="of:=MID([.B235]; 2; FIND(&quot; &quot;; [.B235])-2)" office:value-type="string" office:string-value="15,800" calcext:value-type="string">
            <text:p>15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2; FIND(&quot; &quot;; [.B2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$2,200 (2013 est.) </text:p>
            <text:p>$2,200 (2012 est.) </text:p>
            <text:p>$2,100 (2011 est.) </text:p>
            <text:p>note: data are in 2013 US dollars </text:p>
          </table:table-cell>
          <table:table-cell table:formula="of:=MID([.B237]; 2; FIND(&quot; &quot;; [.B237])-2)" office:value-type="string" office:string-value="2,200" calcext:value-type="string">
            <text:p>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2; FIND(&quot; &quot;; [.B2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$700 (2013 est.) </text:p>
            <text:p>$700 (2012 est.) </text:p>
            <text:p>$600 (2011 est.) </text:p>
            <text:p>note: data are in 2013 US dollars </text:p>
          </table:table-cell>
          <table:table-cell table:formula="of:=MID([.B239]; 2; FIND(&quot; &quot;; [.B239])-2)" office:value-type="string" office:string-value="700" calcext:value-type="string">
            <text:p>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2; FIND(&quot; &quot;; [.B2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$11,300 (2013 est.) </text:p>
            <text:p>$12,100 (2012 est.) </text:p>
            <text:p>$6,000 (2011 est.) </text:p>
            <text:p>note: data are in 2013 US dollars </text:p>
          </table:table-cell>
          <table:table-cell table:formula="of:=MID([.B241]; 2; FIND(&quot; &quot;; [.B241])-2)" office:value-type="string" office:string-value="11,300" calcext:value-type="string">
            <text:p>1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2; FIND(&quot; &quot;; [.B242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ls.html" xlink:type="simple">Liechtenstein</text:a> </text:p>
          </table:table-cell>
          <table:table-cell table:style-name="ce3" office:value-type="string" calcext:value-type="string">
            <text:p>$89,400 (2009 est.) </text:p>
            <text:p>$90,600 (2008 est.) </text:p>
            <text:p>$89,700 (2007 est.) </text:p>
          </table:table-cell>
          <table:table-cell table:formula="of:=MID([.B243]; 2; FIND(&quot; &quot;; [.B243])-2)" office:value-type="string" office:string-value="89,400" calcext:value-type="string">
            <text:p>89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2; FIND(&quot; &quot;; [.B2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$22,600 (2013 est.) </text:p>
            <text:p>$21,700 (2012 est.) </text:p>
            <text:p>$20,800 (2011 est.) </text:p>
            <text:p>note: data are in 2013 US dollars </text:p>
          </table:table-cell>
          <table:table-cell table:formula="of:=MID([.B245]; 2; FIND(&quot; &quot;; [.B245])-2)" office:value-type="string" office:string-value="22,600" calcext:value-type="string">
            <text:p>2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2; FIND(&quot; &quot;; [.B24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$77,900 (2013 est.) </text:p>
            <text:p>$79,000 (2012 est.) </text:p>
            <text:p>$81,400 (2011 est.) </text:p>
            <text:p>note: data are in 2013 US dollars </text:p>
          </table:table-cell>
          <table:table-cell table:formula="of:=MID([.B247]; 2; FIND(&quot; &quot;; [.B247])-2)" office:value-type="string" office:string-value="77,900" calcext:value-type="string">
            <text:p>77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2; FIND(&quot; &quot;; [.B248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mc.html" xlink:type="simple">Macau</text:a> </text:p>
          </table:table-cell>
          <table:table-cell table:style-name="ce3" office:value-type="string" calcext:value-type="string">
            <text:p>$88,700 (2013 est.) </text:p>
            <text:p>$79,900 (2010 est.) </text:p>
            <text:p>$73,900 (2009 est.) </text:p>
          </table:table-cell>
          <table:table-cell table:formula="of:=MID([.B249]; 2; FIND(&quot; &quot;; [.B249])-2)" office:value-type="string" office:string-value="88,700" calcext:value-type="string">
            <text:p>88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2; FIND(&quot; &quot;; [.B2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$10,800 (2013 est.) </text:p>
            <text:p>$10,600 (2012 est.) </text:p>
            <text:p>$10,700 (2011 est.) </text:p>
            <text:p>note: data are in 2013 US dollars </text:p>
          </table:table-cell>
          <table:table-cell table:formula="of:=MID([.B251]; 2; FIND(&quot; &quot;; [.B251])-2)" office:value-type="string" office:string-value="10,800" calcext:value-type="string">
            <text:p>10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2; FIND(&quot; &quot;; [.B25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$1,000 (2013 est.) </text:p>
            <text:p>$1,000 (2012 est.) </text:p>
            <text:p>$1,000 (2011 est.) </text:p>
            <text:p>note: data are in 2013 US dollars </text:p>
          </table:table-cell>
          <table:table-cell table:formula="of:=MID([.B253]; 2; FIND(&quot; &quot;; [.B253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2; FIND(&quot; &quot;; [.B2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$900 (2013 est.) </text:p>
            <text:p>$900 (2012 est.) </text:p>
            <text:p>$900 (2011 est.) </text:p>
            <text:p>note: data are in 2013 US dollars </text:p>
          </table:table-cell>
          <table:table-cell table:formula="of:=MID([.B255]; 2; FIND(&quot; &quot;; [.B255])-2)" office:value-type="string" office:string-value="900" calcext:value-type="string">
            <text:p>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2; FIND(&quot; &quot;; [.B2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$17,500 (2013 est.) </text:p>
            <text:p>$17,000 (2012 est.) </text:p>
            <text:p>$16,400 (2011 est.) </text:p>
            <text:p>note: data are in 2013 US dollars </text:p>
          </table:table-cell>
          <table:table-cell table:formula="of:=MID([.B257]; 2; FIND(&quot; &quot;; [.B257])-2)" office:value-type="string" office:string-value="17,500" calcext:value-type="string">
            <text:p>17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2; FIND(&quot; &quot;; [.B2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$9,100 (2013 est.) </text:p>
            <text:p>$9,000 (2012 est.) </text:p>
            <text:p>$9,000 (2011 est.) </text:p>
            <text:p>note: data are in 2013 US dollars </text:p>
          </table:table-cell>
          <table:table-cell table:formula="of:=MID([.B259]; 2; FIND(&quot; &quot;; [.B259])-2)" office:value-type="string" office:string-value="9,100" calcext:value-type="string">
            <text:p>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2; FIND(&quot; &quot;; [.B2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$1,100 (2013 est.) </text:p>
            <text:p>$1,100 (2012 est.) </text:p>
            <text:p>$1,200 (2011 est.) </text:p>
            <text:p>note: data are in 2013 US dollars </text:p>
          </table:table-cell>
          <table:table-cell table:formula="of:=MID([.B261]; 2; FIND(&quot; &quot;; [.B261])-2)" office:value-type="string" office:string-value="1,100" calcext:value-type="string">
            <text:p>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2; FIND(&quot; &quot;; [.B2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$29,200 (2012 est.) </text:p>
            <text:p>$28,800 (2011 est.) </text:p>
            <text:p>$28,300 (2010 est.) </text:p>
            <text:p>note: data are in 2012 US dollars </text:p>
          </table:table-cell>
          <table:table-cell table:formula="of:=MID([.B263]; 2; FIND(&quot; &quot;; [.B263])-2)" office:value-type="string" office:string-value="29,200" calcext:value-type="string">
            <text:p>29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2; FIND(&quot; &quot;; [.B26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$8,700 (2013 est.) </text:p>
            <text:p>$8,700 (2012 est.) </text:p>
            <text:p>$8,800 (2011 est.) </text:p>
            <text:p>note: data are in 2013 US dollars </text:p>
          </table:table-cell>
          <table:table-cell table:formula="of:=MID([.B265]; 2; FIND(&quot; &quot;; [.B265])-2)" office:value-type="string" office:string-value="8,700" calcext:value-type="string">
            <text:p>8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2; FIND(&quot; &quot;; [.B2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$2,200 (2013 est.) </text:p>
            <text:p>$2,100 (2012 est.) </text:p>
            <text:p>$2,000 (2011 est.) </text:p>
            <text:p>note: data are in 2013 US dollars </text:p>
          </table:table-cell>
          <table:table-cell table:formula="of:=MID([.B267]; 2; FIND(&quot; &quot;; [.B267])-2)" office:value-type="string" office:string-value="2,200" calcext:value-type="string">
            <text:p>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2; FIND(&quot; &quot;; [.B26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$16,100 (2013 est.) </text:p>
            <text:p>$15,600 (2012 est.) </text:p>
            <text:p>$15,200 (2011 est.) </text:p>
            <text:p>note: data are in 2013 US dollars </text:p>
          </table:table-cell>
          <table:table-cell table:formula="of:=MID([.B269]; 2; FIND(&quot; &quot;; [.B269])-2)" office:value-type="string" office:string-value="16,100" calcext:value-type="string">
            <text:p>16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2; FIND(&quot; &quot;; [.B2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$15,600 (2013 est.) </text:p>
            <text:p>$15,600 (2012 est.) </text:p>
            <text:p>$15,200 (2011 est.) </text:p>
            <text:p>note: data are in 2013 US dollars </text:p>
          </table:table-cell>
          <table:table-cell table:formula="of:=MID([.B271]; 2; FIND(&quot; &quot;; [.B271])-2)" office:value-type="string" office:string-value="15,600" calcext:value-type="string">
            <text:p>15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2; FIND(&quot; &quot;; [.B27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$7,300 (2013 est.) </text:p>
            <text:p>$7,200 (2012 est.) </text:p>
            <text:p>$7,200 (2011 est.) </text:p>
            <text:p>note: data are in 2013 US dollars </text:p>
          </table:table-cell>
          <table:table-cell table:formula="of:=MID([.B273]; 2; FIND(&quot; &quot;; [.B273])-2)" office:value-type="string" office:string-value="7,300" calcext:value-type="string">
            <text:p>7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2; FIND(&quot; &quot;; [.B2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$3,800 (2013 est.) </text:p>
            <text:p>$3,500 (2012 est.) </text:p>
            <text:p>$3,500 (2011 est.) </text:p>
            <text:p>note: data are in 2013 US dollars </text:p>
          </table:table-cell>
          <table:table-cell table:formula="of:=MID([.B275]; 2; FIND(&quot; &quot;; [.B275])-2)" office:value-type="string" office:string-value="3,800" calcext:value-type="string">
            <text:p>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2; FIND(&quot; &quot;; [.B27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$85,500 (2011) </text:p>
          </table:table-cell>
          <table:table-cell table:formula="of:=MID([.B277]; 2; FIND(&quot; &quot;; [.B277])-2)" office:value-type="string" office:string-value="85,500" calcext:value-type="string">
            <text:p>85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2; FIND(&quot; &quot;; [.B27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$5,900 (2013 est.) </text:p>
            <text:p>$5,400 (2012 est.) </text:p>
            <text:p>$4,900 (2011 est.) </text:p>
            <text:p>note: data are in 2013 US dollars </text:p>
          </table:table-cell>
          <table:table-cell table:formula="of:=MID([.B279]; 2; FIND(&quot; &quot;; [.B279])-2)" office:value-type="string" office:string-value="5,900" calcext:value-type="string">
            <text:p>5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2; FIND(&quot; &quot;; [.B2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$11,900 (2013 est.) </text:p>
            <text:p>$11,800 (2012 est.) </text:p>
            <text:p>$11,900 (2011 est.) </text:p>
            <text:p>note: data are in 2013 US dollars </text:p>
          </table:table-cell>
          <table:table-cell table:formula="of:=MID([.B281]; 2; FIND(&quot; &quot;; [.B281])-2)" office:value-type="string" office:string-value="11,900" calcext:value-type="string">
            <text:p>11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2; FIND(&quot; &quot;; [.B28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h.html" xlink:type="simple">Montserrat</text:a> </text:p>
          </table:table-cell>
          <table:table-cell table:style-name="ce3" office:value-type="string" calcext:value-type="string">
            <text:p>$8,500 (2006 est.) </text:p>
          </table:table-cell>
          <table:table-cell table:formula="of:=MID([.B283]; 2; FIND(&quot; &quot;; [.B283])-2)" office:value-type="string" office:string-value="8,500" calcext:value-type="string">
            <text:p>8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2; FIND(&quot; &quot;; [.B2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$5,500 (2013 est.) </text:p>
            <text:p>$5,300 (2012 est.) </text:p>
            <text:p>$5,200 (2011 est.) </text:p>
            <text:p>note: data are in 2013 US dollars </text:p>
          </table:table-cell>
          <table:table-cell table:formula="of:=MID([.B285]; 2; FIND(&quot; &quot;; [.B285])-2)" office:value-type="string" office:string-value="5,500" calcext:value-type="string">
            <text:p>5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2; FIND(&quot; &quot;; [.B2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$1,200 (2013 est.) </text:p>
            <text:p>$1,200 (2012 est.) </text:p>
            <text:p>$1,100 (2011 est.) </text:p>
            <text:p>note: data are in 2013 US dollars </text:p>
          </table:table-cell>
          <table:table-cell table:formula="of:=MID([.B287]; 2; FIND(&quot; &quot;; [.B287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2; FIND(&quot; &quot;; [.B2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$8,200 (2013 est.) </text:p>
            <text:p>$7,900 (2012 est.) </text:p>
            <text:p>$7,600 (2011 est.) </text:p>
            <text:p>note: data are in 2013 US dollars </text:p>
          </table:table-cell>
          <table:table-cell table:formula="of:=MID([.B289]; 2; FIND(&quot; &quot;; [.B289])-2)" office:value-type="string" office:string-value="8,200" calcext:value-type="string">
            <text:p>8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2; FIND(&quot; &quot;; [.B29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r.html" xlink:type="simple">Nauru</text:a> </text:p>
          </table:table-cell>
          <table:table-cell table:style-name="ce3" office:value-type="string" calcext:value-type="string">
            <text:p>$5,000 (2005 est.) </text:p>
          </table:table-cell>
          <table:table-cell table:formula="of:=MID([.B291]; 2; FIND(&quot; &quot;; [.B291])-2)" office:value-type="string" office:string-value="5,000" calcext:value-type="string">
            <text:p>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2; FIND(&quot; &quot;; [.B2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$1,500 (2013 est.) </text:p>
            <text:p>$1,500 (2012 est.) </text:p>
            <text:p>$1,400 (2011 est.) </text:p>
            <text:p>note: data are in 2013 US dollars </text:p>
          </table:table-cell>
          <table:table-cell table:formula="of:=MID([.B293]; 2; FIND(&quot; &quot;; [.B293])-2)" office:value-type="string" office:string-value="1,500" calcext:value-type="string">
            <text:p>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2; FIND(&quot; &quot;; [.B2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$43,300 (2012 est.) </text:p>
            <text:p>$43,200 (2011 est.) </text:p>
            <text:p>$41,600 (2010 est.) </text:p>
            <text:p>note: data are in 2012 US dollars </text:p>
          </table:table-cell>
          <table:table-cell table:formula="of:=MID([.B295]; 2; FIND(&quot; &quot;; [.B295])-2)" office:value-type="string" office:string-value="43,300" calcext:value-type="string">
            <text:p>43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2; FIND(&quot; &quot;; [.B296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c.html" xlink:type="simple">New Caledonia</text:a> </text:p>
          </table:table-cell>
          <table:table-cell table:style-name="ce3" office:value-type="string" calcext:value-type="string">
            <text:p>$37,700 (2008 est.) </text:p>
            <text:p>$15,000 (2003 est.) </text:p>
          </table:table-cell>
          <table:table-cell table:formula="of:=MID([.B297]; 2; FIND(&quot; &quot;; [.B297])-2)" office:value-type="string" office:string-value="37,700" calcext:value-type="string">
            <text:p>37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2; FIND(&quot; &quot;; [.B2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$30,400 (2013 est.) </text:p>
            <text:p>$29,900 (2012 est.) </text:p>
            <text:p>$29,300 (2011 est.) </text:p>
            <text:p>note: data are in 2013 US dollars </text:p>
          </table:table-cell>
          <table:table-cell table:formula="of:=MID([.B299]; 2; FIND(&quot; &quot;; [.B299])-2)" office:value-type="string" office:string-value="30,400" calcext:value-type="string">
            <text:p>30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2; FIND(&quot; &quot;; [.B30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$4,500 (2013 est.) </text:p>
            <text:p>$4,400 (2012 est.) </text:p>
            <text:p>$4,200 (2011 est.) </text:p>
            <text:p>note: data are in 2013 US dollars </text:p>
          </table:table-cell>
          <table:table-cell table:formula="of:=MID([.B301]; 2; FIND(&quot; &quot;; [.B301])-2)" office:value-type="string" office:string-value="4,500" calcext:value-type="string">
            <text:p>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2; FIND(&quot; &quot;; [.B3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$800 (2013 est.) </text:p>
            <text:p>$800 (2012 est.) </text:p>
            <text:p>$800 (2011 est.) </text:p>
            <text:p>note: data are in 2013 US dollars </text:p>
          </table:table-cell>
          <table:table-cell table:formula="of:=MID([.B303]; 2; FIND(&quot; &quot;; [.B303])-2)" office:value-type="string" office:string-value="800" calcext:value-type="string">
            <text:p>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2; FIND(&quot; &quot;; [.B3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$2,800 (2013 est.) </text:p>
            <text:p>$2,700 (2012 est.) </text:p>
            <text:p>$2,600 (2011 est.) </text:p>
            <text:p>note: data are in 2013 US dollars </text:p>
          </table:table-cell>
          <table:table-cell table:formula="of:=MID([.B305]; 2; FIND(&quot; &quot;; [.B305])-2)" office:value-type="string" office:string-value="2,800" calcext:value-type="string">
            <text:p>2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2; FIND(&quot; &quot;; [.B30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e.html" xlink:type="simple">Niue</text:a> </text:p>
          </table:table-cell>
          <table:table-cell table:style-name="ce3" office:value-type="string" calcext:value-type="string">
            <text:p>$5,800 (2003 est.) </text:p>
          </table:table-cell>
          <table:table-cell table:formula="of:=MID([.B307]; 2; FIND(&quot; &quot;; [.B307])-2)" office:value-type="string" office:string-value="5,800" calcext:value-type="string">
            <text:p>5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2; FIND(&quot; &quot;; [.B30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q.html" xlink:type="simple">Northern Mariana Islands</text:a> </text:p>
          </table:table-cell>
          <table:table-cell table:style-name="ce3" office:value-type="string" calcext:value-type="string">
            <text:p>$13,600 (2010 est.) </text:p>
          </table:table-cell>
          <table:table-cell table:formula="of:=MID([.B309]; 2; FIND(&quot; &quot;; [.B309])-2)" office:value-type="string" office:string-value="13,600" calcext:value-type="string">
            <text:p>13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2; FIND(&quot; &quot;; [.B31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$55,400 (2013 est.) </text:p>
            <text:p>$55,100 (2012 est.) </text:p>
            <text:p>$54,200 (2011 est.) </text:p>
            <text:p>note: data are in 2013 US dollars </text:p>
          </table:table-cell>
          <table:table-cell table:formula="of:=MID([.B311]; 2; FIND(&quot; &quot;; [.B311])-2)" office:value-type="string" office:string-value="55,400" calcext:value-type="string">
            <text:p>5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2; FIND(&quot; &quot;; [.B3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$29,800 (2013 est.) </text:p>
            <text:p>$29,200 (2012 est.) </text:p>
            <text:p>$28,700 (2011 est.) </text:p>
            <text:p>note: data are in 2013 US dollars </text:p>
          </table:table-cell>
          <table:table-cell table:formula="of:=MID([.B313]; 2; FIND(&quot; &quot;; [.B313])-2)" office:value-type="string" office:string-value="29,800" calcext:value-type="string">
            <text:p>29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2; FIND(&quot; &quot;; [.B3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$3,100 (2013 est.) </text:p>
            <text:p>$3,100 (2012 est.) </text:p>
            <text:p>$3,000 (2011 est.) </text:p>
            <text:p>note: data are in 2013 US dollars </text:p>
          </table:table-cell>
          <table:table-cell table:formula="of:=MID([.B315]; 2; FIND(&quot; &quot;; [.B315])-2)" office:value-type="string" office:string-value="3,100" calcext:value-type="string">
            <text:p>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2; FIND(&quot; &quot;; [.B316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$10,500 (2011 est.) </text:p>
            <text:p>$7,600 (2005 est.) </text:p>
          </table:table-cell>
          <table:table-cell table:formula="of:=MID([.B317]; 2; FIND(&quot; &quot;; [.B317])-2)" office:value-type="string" office:string-value="10,500" calcext:value-type="string">
            <text:p>10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2; FIND(&quot; &quot;; [.B3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$16,500 (2013 est.) </text:p>
            <text:p>$15,700 (2012 est.) </text:p>
            <text:p>$14,400 (2011 est.) </text:p>
            <text:p>note: data are in 2013 US dollars </text:p>
          </table:table-cell>
          <table:table-cell table:formula="of:=MID([.B319]; 2; FIND(&quot; &quot;; [.B319])-2)" office:value-type="string" office:string-value="16,500" calcext:value-type="string">
            <text:p>16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2; FIND(&quot; &quot;; [.B3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$2,900 (2013 est.) </text:p>
            <text:p>$2,800 (2012 est.) </text:p>
            <text:p>$2,600 (2011 est.) </text:p>
            <text:p>note: data are in 2013 US dollars </text:p>
          </table:table-cell>
          <table:table-cell table:formula="of:=MID([.B321]; 2; FIND(&quot; &quot;; [.B321])-2)" office:value-type="string" office:string-value="2,900" calcext:value-type="string">
            <text:p>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2; FIND(&quot; &quot;; [.B3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$6,800 (2013 est.) </text:p>
            <text:p>$6,100 (2012 est.) </text:p>
            <text:p>$6,300 (2011 est.) </text:p>
            <text:p>note: data are in 2013 US dollars </text:p>
          </table:table-cell>
          <table:table-cell table:formula="of:=MID([.B323]; 2; FIND(&quot; &quot;; [.B323])-2)" office:value-type="string" office:string-value="6,800" calcext:value-type="string">
            <text:p>6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2; FIND(&quot; &quot;; [.B3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$11,100 (2013 est.) </text:p>
            <text:p>$10,700 (2012 est.) </text:p>
            <text:p>$10,300 (2011 est.) </text:p>
            <text:p>note: data are in 2013 US dollars </text:p>
          </table:table-cell>
          <table:table-cell table:formula="of:=MID([.B325]; 2; FIND(&quot; &quot;; [.B325])-2)" office:value-type="string" office:string-value="11,100" calcext:value-type="string">
            <text:p>1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2; FIND(&quot; &quot;; [.B3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$4,700 (2013 est.) </text:p>
            <text:p>$4,400 (2012 est.) </text:p>
            <text:p>$4,200 (2011 est.) </text:p>
            <text:p>note: data are in 2013 US dollars </text:p>
          </table:table-cell>
          <table:table-cell table:formula="of:=MID([.B327]; 2; FIND(&quot; &quot;; [.B327])-2)" office:value-type="string" office:string-value="4,700" calcext:value-type="string">
            <text:p>4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2; FIND(&quot; &quot;; [.B3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$21,100 (2013 est.) </text:p>
            <text:p>$20,800 (2012 est.) </text:p>
            <text:p>$20,500 (2011 est.) </text:p>
            <text:p>note: data are in 2013 US dollars </text:p>
          </table:table-cell>
          <table:table-cell table:formula="of:=MID([.B329]; 2; FIND(&quot; &quot;; [.B329])-2)" office:value-type="string" office:string-value="21,100" calcext:value-type="string">
            <text:p>2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2; FIND(&quot; &quot;; [.B3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$22,900 (2013 est.) </text:p>
            <text:p>$23,400 (2012 est.) </text:p>
            <text:p>$24,000 (2011 est.) </text:p>
            <text:p>note: data are in 2013 US dollars </text:p>
          </table:table-cell>
          <table:table-cell table:formula="of:=MID([.B331]; 2; FIND(&quot; &quot;; [.B331])-2)" office:value-type="string" office:string-value="22,900" calcext:value-type="string">
            <text:p>2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2; FIND(&quot; &quot;; [.B3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q.html" xlink:type="simple">Puerto Rico</text:a> </text:p>
          </table:table-cell>
          <table:table-cell table:style-name="ce3" office:value-type="string" calcext:value-type="string">
            <text:p>$16,300 (2010 est.) </text:p>
            <text:p>$17,400 (2009 est.) </text:p>
            <text:p>$18,100 (2008 est.) </text:p>
            <text:p>note: data are in 2010 US dollars </text:p>
          </table:table-cell>
          <table:table-cell table:formula="of:=MID([.B333]; 2; FIND(&quot; &quot;; [.B333])-2)" office:value-type="string" office:string-value="16,300" calcext:value-type="string">
            <text:p>16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2; FIND(&quot; &quot;; [.B3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$102,100 (2013 est.) </text:p>
            <text:p>$100,900 (2012 est.) </text:p>
            <text:p>$100,400 (2011 est.) </text:p>
            <text:p>note: data are in 2013 US dollars </text:p>
          </table:table-cell>
          <table:table-cell table:formula="of:=MID([.B335]; 2; FIND(&quot; &quot;; [.B335])-2)" office:value-type="string" office:string-value="102,100" calcext:value-type="string">
            <text:p>10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2; FIND(&quot; &quot;; [.B3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$14,400 (2013 est.) </text:p>
            <text:p>$13,700 (2012 est.) </text:p>
            <text:p>$13,600 (2011 est.) </text:p>
            <text:p>note: data are in 2013 US dollars </text:p>
          </table:table-cell>
          <table:table-cell table:formula="of:=MID([.B337]; 2; FIND(&quot; &quot;; [.B337])-2)" office:value-type="string" office:string-value="14,400" calcext:value-type="string">
            <text:p>14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2; FIND(&quot; &quot;; [.B3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$18,100 (2013 est.) </text:p>
            <text:p>$17,800 (2012 est.) </text:p>
            <text:p>$17,100 (2011 est.) </text:p>
            <text:p>note: data are in 2013 US dollars </text:p>
          </table:table-cell>
          <table:table-cell table:formula="of:=MID([.B339]; 2; FIND(&quot; &quot;; [.B339])-2)" office:value-type="string" office:string-value="18,100" calcext:value-type="string">
            <text:p>18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2; FIND(&quot; &quot;; [.B3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$1,500 (2013 est.) </text:p>
            <text:p>$1,500 (2012 est.) </text:p>
            <text:p>$1,400 (2011 est.) </text:p>
            <text:p>note: data are in 2013 US dollars </text:p>
          </table:table-cell>
          <table:table-cell table:formula="of:=MID([.B341]; 2; FIND(&quot; &quot;; [.B341])-2)" office:value-type="string" office:string-value="1,500" calcext:value-type="string">
            <text:p>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2; FIND(&quot; &quot;; [.B34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h.html" xlink:type="simple">Saint Helena, Ascension, and Tristan da Cunha</text:a> </text:p>
          </table:table-cell>
          <table:table-cell table:style-name="ce3" office:value-type="string" calcext:value-type="string">
            <text:p>$7,800 (FY09/10 est.) </text:p>
          </table:table-cell>
          <table:table-cell table:formula="of:=MID([.B343]; 2; FIND(&quot; &quot;; [.B343])-2)" office:value-type="string" office:string-value="7,800" calcext:value-type="string">
            <text:p>7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2; FIND(&quot; &quot;; [.B3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$16,300 (2013 est.) </text:p>
            <text:p>$16,300 (2012 est.) </text:p>
            <text:p>$16,800 (2011 est.) </text:p>
            <text:p>note: data are in 2013 US dollars </text:p>
          </table:table-cell>
          <table:table-cell table:formula="of:=MID([.B345]; 2; FIND(&quot; &quot;; [.B345])-2)" office:value-type="string" office:string-value="16,300" calcext:value-type="string">
            <text:p>16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2; FIND(&quot; &quot;; [.B34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$13,100 (2013 est.) </text:p>
            <text:p>$13,200 (2012 est.) </text:p>
            <text:p>$13,400 (2011 est.) </text:p>
            <text:p>note: data are in 2013 US dollars </text:p>
          </table:table-cell>
          <table:table-cell table:formula="of:=MID([.B347]; 2; FIND(&quot; &quot;; [.B347])-2)" office:value-type="string" office:string-value="13,100" calcext:value-type="string">
            <text:p>1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2; FIND(&quot; &quot;; [.B34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rn.html" xlink:type="simple">Saint Martin</text:a> </text:p>
          </table:table-cell>
          <table:table-cell table:style-name="ce3" office:value-type="string" calcext:value-type="string">
            <text:p>$19,300 (2005 est.) </text:p>
          </table:table-cell>
          <table:table-cell table:formula="of:=MID([.B349]; 2; FIND(&quot; &quot;; [.B349])-2)" office:value-type="string" office:string-value="19,300" calcext:value-type="string">
            <text:p>19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2; FIND(&quot; &quot;; [.B35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b.html" xlink:type="simple">Saint Pierre and Miquelon</text:a> </text:p>
          </table:table-cell>
          <table:table-cell table:style-name="ce3" office:value-type="string" calcext:value-type="string">
            <text:p>$34,900 (2006 est.) </text:p>
          </table:table-cell>
          <table:table-cell table:formula="of:=MID([.B351]; 2; FIND(&quot; &quot;; [.B351])-2)" office:value-type="string" office:string-value="34,900" calcext:value-type="string">
            <text:p>34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2; FIND(&quot; &quot;; [.B35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$12,100 (2013 est.) </text:p>
            <text:p>$11,900 (2012 est.) </text:p>
            <text:p>$11,800 (2011 est.) </text:p>
            <text:p>note: data are in 2013 US dollars </text:p>
          </table:table-cell>
          <table:table-cell table:formula="of:=MID([.B353]; 2; FIND(&quot; &quot;; [.B353])-2)" office:value-type="string" office:string-value="12,100" calcext:value-type="string">
            <text:p>1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2; FIND(&quot; &quot;; [.B3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$6,200 (2013 est.) </text:p>
            <text:p>$6,200 (2012 est.) </text:p>
            <text:p>$6,100 (2011 est.) </text:p>
            <text:p>note: data are in 2013 US dollars </text:p>
          </table:table-cell>
          <table:table-cell table:formula="of:=MID([.B355]; 2; FIND(&quot; &quot;; [.B355])-2)" office:value-type="string" office:string-value="6,200" calcext:value-type="string">
            <text:p>6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2; FIND(&quot; &quot;; [.B356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$NA (2013 est.) </text:p>
            <text:p>$55,000 (2012 est.) </text:p>
            <text:p>$60,800 (2011 est.) </text:p>
          </table:table-cell>
          <table:table-cell table:formula="of:=MID([.B357]; 2; FIND(&quot; &quot;; [.B357])-2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2; FIND(&quot; &quot;; [.B3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$2,200 (2013 est.) </text:p>
            <text:p>$2,200 (2012 est.) </text:p>
            <text:p>$2,300 (2011 est.) </text:p>
            <text:p>note: data are in 2013 US dollars </text:p>
          </table:table-cell>
          <table:table-cell table:formula="of:=MID([.B359]; 2; FIND(&quot; &quot;; [.B359])-2)" office:value-type="string" office:string-value="2,200" calcext:value-type="string">
            <text:p>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2; FIND(&quot; &quot;; [.B3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$31,300 (2013 est.) </text:p>
            <text:p>$30,900 (2012 est.) </text:p>
            <text:p>$30,000 (2011 est.) </text:p>
            <text:p>note: data are in 2013 US dollars </text:p>
          </table:table-cell>
          <table:table-cell table:formula="of:=MID([.B361]; 2; FIND(&quot; &quot;; [.B361])-2)" office:value-type="string" office:string-value="31,300" calcext:value-type="string">
            <text:p>3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2; FIND(&quot; &quot;; [.B3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$2,100 (2013 est.) </text:p>
            <text:p>$2,000 (2012 est.) </text:p>
            <text:p>$2,000 (2011 est.) </text:p>
            <text:p>note: data are in 2013 US dollars </text:p>
          </table:table-cell>
          <table:table-cell table:formula="of:=MID([.B363]; 2; FIND(&quot; &quot;; [.B363])-2)" office:value-type="string" office:string-value="2,100" calcext:value-type="string">
            <text:p>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2; FIND(&quot; &quot;; [.B36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$11,100 (2013 est.) </text:p>
            <text:p>$10,900 (2012 est.) </text:p>
            <text:p>$11,100 (2011 est.) </text:p>
            <text:p>note: data are in 2013 US dollars </text:p>
          </table:table-cell>
          <table:table-cell table:formula="of:=MID([.B365]; 2; FIND(&quot; &quot;; [.B365])-2)" office:value-type="string" office:string-value="11,100" calcext:value-type="string">
            <text:p>1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2; FIND(&quot; &quot;; [.B3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$25,900 (2013 est.) </text:p>
            <text:p>$25,300 (2012 est.) </text:p>
            <text:p>$24,900 (2011 est.) </text:p>
            <text:p>note: data are in 2013 US dollars </text:p>
          </table:table-cell>
          <table:table-cell table:formula="of:=MID([.B367]; 2; FIND(&quot; &quot;; [.B367])-2)" office:value-type="string" office:string-value="25,900" calcext:value-type="string">
            <text:p>25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2; FIND(&quot; &quot;; [.B36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$1,400 (2013 est.) </text:p>
            <text:p>$1,300 (2012 est.) </text:p>
            <text:p>$1,200 (2011 est.) </text:p>
            <text:p>note: data are in 2013 US dollars </text:p>
          </table:table-cell>
          <table:table-cell table:formula="of:=MID([.B369]; 2; FIND(&quot; &quot;; [.B369])-2)" office:value-type="string" office:string-value="1,400" calcext:value-type="string">
            <text:p>1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2; FIND(&quot; &quot;; [.B3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$62,400 (2013 est.) </text:p>
            <text:p>$60,800 (2012 est.) </text:p>
            <text:p>$60,400 (2011 est.) </text:p>
            <text:p>note: data are in 2013 US dollars </text:p>
          </table:table-cell>
          <table:table-cell table:formula="of:=MID([.B371]; 2; FIND(&quot; &quot;; [.B371])-2)" office:value-type="string" office:string-value="62,400" calcext:value-type="string">
            <text:p>62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2; FIND(&quot; &quot;; [.B37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k.html" xlink:type="simple">Sint Maarten</text:a> </text:p>
          </table:table-cell>
          <table:table-cell table:style-name="ce3" office:value-type="string" calcext:value-type="string">
            <text:p>$15,400 (2008 est.) </text:p>
          </table:table-cell>
          <table:table-cell table:formula="of:=MID([.B373]; 2; FIND(&quot; &quot;; [.B373])-2)" office:value-type="string" office:string-value="15,400" calcext:value-type="string">
            <text:p>1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2; FIND(&quot; &quot;; [.B3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$24,700 (2013 est.) </text:p>
            <text:p>$24,500 (2012 est.) </text:p>
            <text:p>$24,000 (2011 est.) </text:p>
            <text:p>note: data are in 2013 US dollars </text:p>
          </table:table-cell>
          <table:table-cell table:formula="of:=MID([.B375]; 2; FIND(&quot; &quot;; [.B375])-2)" office:value-type="string" office:string-value="24,700" calcext:value-type="string">
            <text:p>24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2; FIND(&quot; &quot;; [.B37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$27,400 (2013 est.) </text:p>
            <text:p>$28,200 (2012 est.) </text:p>
            <text:p>$29,000 (2011 est.) </text:p>
            <text:p>note: data are in 2013 US dollars </text:p>
          </table:table-cell>
          <table:table-cell table:formula="of:=MID([.B377]; 2; FIND(&quot; &quot;; [.B377])-2)" office:value-type="string" office:string-value="27,400" calcext:value-type="string">
            <text:p>27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2; FIND(&quot; &quot;; [.B37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$3,400 (2013 est.) </text:p>
            <text:p>$3,300 (2012 est.) </text:p>
            <text:p>$3,300 (2011 est.) </text:p>
            <text:p>note: data are in 2013 US dollars </text:p>
          </table:table-cell>
          <table:table-cell table:formula="of:=MID([.B379]; 2; FIND(&quot; &quot;; [.B379])-2)" office:value-type="string" office:string-value="3,400" calcext:value-type="string">
            <text:p>3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2; FIND(&quot; &quot;; [.B380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so.html" xlink:type="simple">Somalia</text:a> </text:p>
          </table:table-cell>
          <table:table-cell table:style-name="ce3" office:value-type="string" calcext:value-type="string">
            <text:p>$600 (2010 est.) </text:p>
            <text:p>$600 (2009 est.) </text:p>
            <text:p>$600 (2008 est.) </text:p>
          </table:table-cell>
          <table:table-cell table:formula="of:=MID([.B381]; 2; FIND(&quot; &quot;; [.B381])-2)" office:value-type="string" office:string-value="600" calcext:value-type="string">
            <text:p>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2; FIND(&quot; &quot;; [.B38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$11,500 (2013 est.) </text:p>
            <text:p>$11,400 (2012 est.) </text:p>
            <text:p>$11,300 (2011 est.) </text:p>
            <text:p>note: data are in 2013 US dollars </text:p>
          </table:table-cell>
          <table:table-cell table:formula="of:=MID([.B383]; 2; FIND(&quot; &quot;; [.B383])-2)" office:value-type="string" office:string-value="11,500" calcext:value-type="string">
            <text:p>1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2; FIND(&quot; &quot;; [.B3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od.html" xlink:type="simple">South Sudan</text:a> </text:p>
          </table:table-cell>
          <table:table-cell table:style-name="ce3" office:value-type="string" calcext:value-type="string">
            <text:p>$1,400 (2013 est.) </text:p>
            <text:p>$1,100 (2012 est.) </text:p>
            <text:p>$2,300 (2011 est.) </text:p>
            <text:p>note: data are in 2013 US dollars </text:p>
          </table:table-cell>
          <table:table-cell table:formula="of:=MID([.B385]; 2; FIND(&quot; &quot;; [.B385])-2)" office:value-type="string" office:string-value="1,400" calcext:value-type="string">
            <text:p>1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2; FIND(&quot; &quot;; [.B3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$30,100 (2013 est.) </text:p>
            <text:p>$30,500 (2012 est.) </text:p>
            <text:p>$31,000 (2011 est.) </text:p>
            <text:p>note: data are in 2013 US dollars </text:p>
          </table:table-cell>
          <table:table-cell table:formula="of:=MID([.B387]; 2; FIND(&quot; &quot;; [.B387])-2)" office:value-type="string" office:string-value="30,100" calcext:value-type="string">
            <text:p>30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2; FIND(&quot; &quot;; [.B3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$6,500 (2013 est.) </text:p>
            <text:p>$6,100 (2012 est.) </text:p>
            <text:p>$5,800 (2011 est.) </text:p>
            <text:p>note: data are in 2013 US dollars </text:p>
          </table:table-cell>
          <table:table-cell table:formula="of:=MID([.B389]; 2; FIND(&quot; &quot;; [.B389])-2)" office:value-type="string" office:string-value="6,500" calcext:value-type="string">
            <text:p>6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2; FIND(&quot; &quot;; [.B39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u.html" xlink:type="simple">Sudan</text:a> </text:p>
          </table:table-cell>
          <table:table-cell table:style-name="ce3" office:value-type="string" calcext:value-type="string">
            <text:p>$2,600 (2013 est.) </text:p>
            <text:p>$2,600 (2012 est.) </text:p>
            <text:p>$2,700 (2011 est.) </text:p>
            <text:p>note: data are in 2013 US dollars </text:p>
          </table:table-cell>
          <table:table-cell table:formula="of:=MID([.B391]; 2; FIND(&quot; &quot;; [.B391])-2)" office:value-type="string" office:string-value="2,600" calcext:value-type="string">
            <text:p>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2; FIND(&quot; &quot;; [.B3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$12,900 (2013 est.) </text:p>
            <text:p>$12,500 (2012 est.) </text:p>
            <text:p>$12,100 (2011 est.) </text:p>
            <text:p>note: data are in 2013 US dollars </text:p>
          </table:table-cell>
          <table:table-cell table:formula="of:=MID([.B393]; 2; FIND(&quot; &quot;; [.B393])-2)" office:value-type="string" office:string-value="12,900" calcext:value-type="string">
            <text:p>1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2; FIND(&quot; &quot;; [.B3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$5,700 (2013 est.) </text:p>
            <text:p>$5,800 (2012 est.) </text:p>
            <text:p>$6,000 (2011 est.) </text:p>
            <text:p>note: data are in 2013 US dollars </text:p>
          </table:table-cell>
          <table:table-cell table:formula="of:=MID([.B395]; 2; FIND(&quot; &quot;; [.B395])-2)" office:value-type="string" office:string-value="5,700" calcext:value-type="string">
            <text:p>5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2; FIND(&quot; &quot;; [.B39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$40,900 (2013 est.) </text:p>
            <text:p>$40,900 (2012 est.) </text:p>
            <text:p>$40,800 (2011 est.) </text:p>
            <text:p>note: data are in 2013 US dollars </text:p>
          </table:table-cell>
          <table:table-cell table:formula="of:=MID([.B397]; 2; FIND(&quot; &quot;; [.B397])-2)" office:value-type="string" office:string-value="40,900" calcext:value-type="string">
            <text:p>40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2; FIND(&quot; &quot;; [.B3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$54,800 (2013 est.) </text:p>
            <text:p>$53,300 (2012 est.) </text:p>
            <text:p>$50,900 (2011 est.) </text:p>
            <text:p>note: data are in 2013 US dollars </text:p>
          </table:table-cell>
          <table:table-cell table:formula="of:=MID([.B399]; 2; FIND(&quot; &quot;; [.B399])-2)" office:value-type="string" office:string-value="54,800" calcext:value-type="string">
            <text:p>5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2; FIND(&quot; &quot;; [.B40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$5,100 (2011 est.) </text:p>
            <text:p>$5,100 (2010 est.) </text:p>
            <text:p>$5,200 (2010 est.) </text:p>
            <text:p>note: data are in 2011 US dollars </text:p>
          </table:table-cell>
          <table:table-cell table:formula="of:=MID([.B401]; 2; FIND(&quot; &quot;; [.B401])-2)" office:value-type="string" office:string-value="5,100" calcext:value-type="string">
            <text:p>5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2; FIND(&quot; &quot;; [.B4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w.html" xlink:type="simple">Taiwan</text:a> </text:p>
          </table:table-cell>
          <table:table-cell table:style-name="ce3" office:value-type="string" calcext:value-type="string">
            <text:p>$39,600 (2013 est.) </text:p>
            <text:p>$38,900 (2012 est.) </text:p>
            <text:p>$38,500 (2011 est.) </text:p>
            <text:p>note: data are in 2013 US dollars </text:p>
          </table:table-cell>
          <table:table-cell table:formula="of:=MID([.B403]; 2; FIND(&quot; &quot;; [.B403])-2)" office:value-type="string" office:string-value="39,600" calcext:value-type="string">
            <text:p>39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2; FIND(&quot; &quot;; [.B4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$2,300 (2013 est.) </text:p>
            <text:p>$2,200 (2012 est.) </text:p>
            <text:p>$2,100 (2011 est.) </text:p>
            <text:p>note: data are in 2013 US dollars </text:p>
          </table:table-cell>
          <table:table-cell table:formula="of:=MID([.B405]; 2; FIND(&quot; &quot;; [.B405])-2)" office:value-type="string" office:string-value="2,300" calcext:value-type="string">
            <text:p>2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2; FIND(&quot; &quot;; [.B40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$1,700 (2013 est.) </text:p>
            <text:p>$1,600 (2012 est.) </text:p>
            <text:p>$1,600 (2011 est.) </text:p>
            <text:p>note: data are in 2013 US dollars </text:p>
          </table:table-cell>
          <table:table-cell table:formula="of:=MID([.B407]; 2; FIND(&quot; &quot;; [.B407])-2)" office:value-type="string" office:string-value="1,700" calcext:value-type="string">
            <text:p>1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2; FIND(&quot; &quot;; [.B40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$9,900 (2013 est.) </text:p>
            <text:p>$9,600 (2012 est.) </text:p>
            <text:p>$9,100 (2011 est.) </text:p>
            <text:p>note: data are in 2013 US dollars </text:p>
          </table:table-cell>
          <table:table-cell table:formula="of:=MID([.B409]; 2; FIND(&quot; &quot;; [.B409])-2)" office:value-type="string" office:string-value="9,900" calcext:value-type="string">
            <text:p>9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2; FIND(&quot; &quot;; [.B41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$21,400 (2013 est.) </text:p>
            <text:p>$20,400 (2012 est.) </text:p>
            <text:p>$19,400 (2011 est.) </text:p>
            <text:p>note: data are in 2013 US dollars </text:p>
          </table:table-cell>
          <table:table-cell table:formula="of:=MID([.B411]; 2; FIND(&quot; &quot;; [.B411])-2)" office:value-type="string" office:string-value="21,400" calcext:value-type="string">
            <text:p>21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2; FIND(&quot; &quot;; [.B4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$1,100 (2013 est.) </text:p>
            <text:p>$1,100 (2012 est.) </text:p>
            <text:p>$1,100 (2011 est.) </text:p>
            <text:p>note: data are in 2013 US dollars </text:p>
          </table:table-cell>
          <table:table-cell table:formula="of:=MID([.B413]; 2; FIND(&quot; &quot;; [.B413])-2)" office:value-type="string" office:string-value="1,100" calcext:value-type="string">
            <text:p>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2; FIND(&quot; &quot;; [.B414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l.html" xlink:type="simple">Tokelau</text:a> </text:p>
          </table:table-cell>
          <table:table-cell table:style-name="ce3" office:value-type="string" calcext:value-type="string">
            <text:p>$1,000 (1993 est.) </text:p>
          </table:table-cell>
          <table:table-cell table:formula="of:=MID([.B415]; 2; FIND(&quot; &quot;; [.B415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2; FIND(&quot; &quot;; [.B4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$8,200 (2013 est.) </text:p>
            <text:p>$8,100 (2012 est.) </text:p>
            <text:p>$8,100 (2011 est.) </text:p>
            <text:p>note: data are in 2013 US dollars </text:p>
          </table:table-cell>
          <table:table-cell table:formula="of:=MID([.B417]; 2; FIND(&quot; &quot;; [.B417])-2)" office:value-type="string" office:string-value="8,200" calcext:value-type="string">
            <text:p>8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2; FIND(&quot; &quot;; [.B4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$20,300 (2013 est.) </text:p>
            <text:p>$20,100 (2012 est.) </text:p>
            <text:p>$20,100 (2011 est.) </text:p>
            <text:p>note: data are in 2013 US dollars </text:p>
          </table:table-cell>
          <table:table-cell table:formula="of:=MID([.B419]; 2; FIND(&quot; &quot;; [.B419])-2)" office:value-type="string" office:string-value="20,300" calcext:value-type="string">
            <text:p>20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2; FIND(&quot; &quot;; [.B4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$9,900 (2013 est.) </text:p>
            <text:p>$9,800 (2012 est.) </text:p>
            <text:p>$9,500 (2011 est.) </text:p>
            <text:p>note: data are in 2013 US dollars </text:p>
          </table:table-cell>
          <table:table-cell table:formula="of:=MID([.B421]; 2; FIND(&quot; &quot;; [.B421])-2)" office:value-type="string" office:string-value="9,900" calcext:value-type="string">
            <text:p>9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2; FIND(&quot; &quot;; [.B4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$15,300 (2013 est.) </text:p>
            <text:p>$15,000 (2012 est.) </text:p>
            <text:p>$14,900 (2011 est.) </text:p>
            <text:p>note: data are in 2013 US dollars </text:p>
          </table:table-cell>
          <table:table-cell table:formula="of:=MID([.B423]; 2; FIND(&quot; &quot;; [.B423])-2)" office:value-type="string" office:string-value="15,300" calcext:value-type="string">
            <text:p>15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2; FIND(&quot; &quot;; [.B4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$9,700 (2013 est.) </text:p>
            <text:p>$8,800 (2012 est.) </text:p>
            <text:p>$8,000 (2011 est.) </text:p>
            <text:p>note: data are in 2013 US dollars </text:p>
          </table:table-cell>
          <table:table-cell table:formula="of:=MID([.B425]; 2; FIND(&quot; &quot;; [.B425])-2)" office:value-type="string" office:string-value="9,700" calcext:value-type="string">
            <text:p>9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2; FIND(&quot; &quot;; [.B42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k.html" xlink:type="simple">Turks and Caicos Islands</text:a> </text:p>
          </table:table-cell>
          <table:table-cell table:style-name="ce3" office:value-type="string" calcext:value-type="string">
            <text:p>$29,100 (2007 est.) </text:p>
          </table:table-cell>
          <table:table-cell table:formula="of:=MID([.B427]; 2; FIND(&quot; &quot;; [.B427])-2)" office:value-type="string" office:string-value="29,100" calcext:value-type="string">
            <text:p>2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2; FIND(&quot; &quot;; [.B4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$3,500 (2013 est.) </text:p>
            <text:p>$3,500 (2012 est.) </text:p>
            <text:p>$3,500 (2011 est.) </text:p>
            <text:p>note: data are in 2013 US dollars </text:p>
          </table:table-cell>
          <table:table-cell table:formula="of:=MID([.B429]; 2; FIND(&quot; &quot;; [.B429])-2)" office:value-type="string" office:string-value="3,500" calcext:value-type="string">
            <text:p>3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2; FIND(&quot; &quot;; [.B4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$1,500 (2013 est.) </text:p>
            <text:p>$1,400 (2012 est.) </text:p>
            <text:p>$1,500 (2011 est.) </text:p>
            <text:p>note: data are in 2013 US dollars </text:p>
          </table:table-cell>
          <table:table-cell table:formula="of:=MID([.B431]; 2; FIND(&quot; &quot;; [.B431])-2)" office:value-type="string" office:string-value="1,500" calcext:value-type="string">
            <text:p>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2; FIND(&quot; &quot;; [.B4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$7,400 (2013 est.) </text:p>
            <text:p>$7,400 (2012 est.) </text:p>
            <text:p>$7,400 (2011 est.) </text:p>
            <text:p>note: data are in 2013 US dollars </text:p>
          </table:table-cell>
          <table:table-cell table:formula="of:=MID([.B433]; 2; FIND(&quot; &quot;; [.B433])-2)" office:value-type="string" office:string-value="7,400" calcext:value-type="string">
            <text:p>7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2; FIND(&quot; &quot;; [.B4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$29,900 (2013 est.) </text:p>
            <text:p>$29,600 (2012 est.) </text:p>
            <text:p>$29,200 (2011 est.) </text:p>
            <text:p>note: data are in 2013 US dollars </text:p>
          </table:table-cell>
          <table:table-cell table:formula="of:=MID([.B435]; 2; FIND(&quot; &quot;; [.B435])-2)" office:value-type="string" office:string-value="29,900" calcext:value-type="string">
            <text:p>29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2; FIND(&quot; &quot;; [.B4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$37,300 (2013 est.) </text:p>
            <text:p>$37,100 (2012 est.) </text:p>
            <text:p>$37,300 (2011 est.) </text:p>
            <text:p>note: data are in 2013 US dollars </text:p>
          </table:table-cell>
          <table:table-cell table:formula="of:=MID([.B437]; 2; FIND(&quot; &quot;; [.B437])-2)" office:value-type="string" office:string-value="37,300" calcext:value-type="string">
            <text:p>37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2; FIND(&quot; &quot;; [.B4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$52,800 (2013 est.) </text:p>
            <text:p>$52,400 (2012 est.) </text:p>
            <text:p>$51,400 (2011 est.) </text:p>
            <text:p>note: data are in 2013 US dollars </text:p>
          </table:table-cell>
          <table:table-cell table:formula="of:=MID([.B439]; 2; FIND(&quot; &quot;; [.B439])-2)" office:value-type="string" office:string-value="52,800" calcext:value-type="string">
            <text:p>52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2; FIND(&quot; &quot;; [.B4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$16,600 (2013 est.) </text:p>
            <text:p>$16,100 (2012 est.) </text:p>
            <text:p>$15,500 (2011 est.) </text:p>
            <text:p>note: data are in 2013 US dollars </text:p>
          </table:table-cell>
          <table:table-cell table:formula="of:=MID([.B441]; 2; FIND(&quot; &quot;; [.B441])-2)" office:value-type="string" office:string-value="16,600" calcext:value-type="string">
            <text:p>16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2]; 2; FIND(&quot; &quot;; [.B44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$3,800 (2013 est.) </text:p>
            <text:p>$3,600 (2012 est.) </text:p>
            <text:p>$3,300 (2011 est.) </text:p>
            <text:p>note: data are in 2013 US dollars </text:p>
          </table:table-cell>
          <table:table-cell table:formula="of:=MID([.B443]; 2; FIND(&quot; &quot;; [.B443])-2)" office:value-type="string" office:string-value="3,800" calcext:value-type="string">
            <text:p>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4]; 2; FIND(&quot; &quot;; [.B4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$4,800 (2013 est.) </text:p>
            <text:p>$4,900 (2012 est.) </text:p>
            <text:p>$4,900 (2011 est.) </text:p>
            <text:p>note: data are in 2013 US dollars </text:p>
          </table:table-cell>
          <table:table-cell table:formula="of:=MID([.B445]; 2; FIND(&quot; &quot;; [.B445])-2)" office:value-type="string" office:string-value="4,800" calcext:value-type="string">
            <text:p>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6]; 2; FIND(&quot; &quot;; [.B44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$13,600 (2013 est.) </text:p>
            <text:p>$13,700 (2012 est.) </text:p>
            <text:p>$13,100 (2011 est.) </text:p>
            <text:p>note: data are in 2013 US dollars </text:p>
          </table:table-cell>
          <table:table-cell table:formula="of:=MID([.B447]; 2; FIND(&quot; &quot;; [.B447])-2)" office:value-type="string" office:string-value="13,600" calcext:value-type="string">
            <text:p>13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8]; 2; FIND(&quot; &quot;; [.B44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$4,000 (2013 est.) </text:p>
            <text:p>$3,800 (2012 est.) </text:p>
            <text:p>$3,700 (2011 est.) </text:p>
            <text:p>note: data are in 2013 US dollars </text:p>
          </table:table-cell>
          <table:table-cell table:formula="of:=MID([.B449]; 2; FIND(&quot; &quot;; [.B449])-2)" office:value-type="string" office:string-value="4,000" calcext:value-type="string">
            <text:p>4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0]; 2; FIND(&quot; &quot;; [.B45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vq.html" xlink:type="simple">Virgin Islands</text:a> </text:p>
          </table:table-cell>
          <table:table-cell table:style-name="ce3" office:value-type="string" calcext:value-type="string">
            <text:p>$14,500 (2004 est.) </text:p>
          </table:table-cell>
          <table:table-cell table:formula="of:=MID([.B451]; 2; FIND(&quot; &quot;; [.B451])-2)" office:value-type="string" office:string-value="14,500" calcext:value-type="string">
            <text:p>1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2]; 2; FIND(&quot; &quot;; [.B45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f.html" xlink:type="simple">Wallis and Futuna</text:a> </text:p>
          </table:table-cell>
          <table:table-cell table:style-name="ce3" office:value-type="string" calcext:value-type="string">
            <text:p>$3,800 (2004 est.) </text:p>
          </table:table-cell>
          <table:table-cell table:formula="of:=MID([.B453]; 2; FIND(&quot; &quot;; [.B453])-2)" office:value-type="string" office:string-value="3,800" calcext:value-type="string">
            <text:p>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4]; 2; FIND(&quot; &quot;; [.B454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we.html" xlink:type="simple">West Bank</text:a> </text:p>
          </table:table-cell>
          <table:table-cell table:style-name="ce3" office:value-type="string" calcext:value-type="string">
            <text:p>$2,900 (2008 est.) </text:p>
            <text:p>note: includes Gaza Strip </text:p>
          </table:table-cell>
          <table:table-cell table:formula="of:=MID([.B455]; 2; FIND(&quot; &quot;; [.B455])-2)" office:value-type="string" office:string-value="2,900" calcext:value-type="string">
            <text:p>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6]; 2; FIND(&quot; &quot;; [.B45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wi.html" xlink:type="simple">Western Sahara</text:a> </text:p>
          </table:table-cell>
          <table:table-cell table:style-name="ce3" office:value-type="string" calcext:value-type="string">
            <text:p>$2,500 (2007 est.) </text:p>
          </table:table-cell>
          <table:table-cell table:formula="of:=MID([.B457]; 2; FIND(&quot; &quot;; [.B457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8]; 2; FIND(&quot; &quot;; [.B4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xx.html" xlink:type="simple">World</text:a> </text:p>
          </table:table-cell>
          <table:table-cell table:style-name="ce3" office:value-type="string" calcext:value-type="string">
            <text:p>$13,100 (2013 est.) </text:p>
            <text:p>$12,800 (2012 est.) </text:p>
            <text:p>$12,600 (2011 est.) </text:p>
            <text:p>note: data are in 2013 US dollars </text:p>
          </table:table-cell>
          <table:table-cell table:formula="of:=MID([.B459]; 2; FIND(&quot; &quot;; [.B459])-2)" office:value-type="string" office:string-value="13,100" calcext:value-type="string">
            <text:p>1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0]; 2; FIND(&quot; &quot;; [.B4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$2,500 (2013 est.) </text:p>
            <text:p>$2,500 (2012 est.) </text:p>
            <text:p>$2,500 (2011 est.) </text:p>
            <text:p>note: data are in 2013 US dollars </text:p>
          </table:table-cell>
          <table:table-cell table:formula="of:=MID([.B461]; 2; FIND(&quot; &quot;; [.B461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2]; 2; FIND(&quot; &quot;; [.B4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$1,800 (2013 est.) </text:p>
            <text:p>$1,700 (2012 est.) </text:p>
            <text:p>$1,600 (2011 est.) </text:p>
            <text:p>note: data are in 2013 US dollars </text:p>
          </table:table-cell>
          <table:table-cell table:formula="of:=MID([.B463]; 2; FIND(&quot; &quot;; [.B463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4]; 2; FIND(&quot; &quot;; [.B464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$600 (2013 est.) </text:p>
            <text:p>$600 (2012 est.) </text:p>
            <text:p>$500 (2011 est.) </text:p>
          </table:table-cell>
          <table:table-cell table:formula="of:=MID([.B465]; 2; FIND(&quot; &quot;; [.B465])-2)" office:value-type="string" office:string-value="600" calcext:value-type="string">
            <text:p>600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34" table:cell-range-address="$Feuille1.$A$434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78" table:cell-range-address="$Feuille1.$A$378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6" table:cell-range-address="$Feuille1.$A$76"/>
        <table:named-range table:name="cb" table:base-cell-address="$Feuille1.$A$72" table:cell-range-address="$Feuille1.$A$72"/>
        <table:named-range table:name="cc" table:base-cell-address="$Feuille1.$A$106" table:cell-range-address="$Feuille1.$A$106"/>
        <table:named-range table:name="cd" table:base-cell-address="$Feuille1.$A$82" table:cell-range-address="$Feuille1.$A$82"/>
        <table:named-range table:name="ce" table:base-cell-address="$Feuille1.$A$388" table:cell-range-address="$Feuille1.$A$388"/>
        <table:named-range table:name="cf" table:base-cell-address="$Feuille1.$A$94" table:cell-range-address="$Feuille1.$A$94"/>
        <table:named-range table:name="cg" table:base-cell-address="$Feuille1.$A$92" table:cell-range-address="$Feuille1.$A$92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m" table:base-cell-address="$Feuille1.$A$74" table:cell-range-address="$Feuille1.$A$74"/>
        <table:named-range table:name="cn" table:base-cell-address="$Feuille1.$A$90" table:cell-range-address="$Feuille1.$A$90"/>
        <table:named-range table:name="co" table:base-cell-address="$Feuille1.$A$88" table:cell-range-address="$Feuille1.$A$88"/>
        <table:named-range table:name="cq" table:base-cell-address="$Feuille1.$A$308" table:cell-range-address="$Feuille1.$A$308"/>
        <table:named-range table:name="cs" table:base-cell-address="$Feuille1.$A$98" table:cell-range-address="$Feuille1.$A$98"/>
        <table:named-range table:name="ct" table:base-cell-address="$Feuille1.$A$80" table:cell-range-address="$Feuille1.$A$80"/>
        <table:named-range table:name="cu" table:base-cell-address="$Feuille1.$A$104" table:cell-range-address="$Feuille1.$A$104"/>
        <table:named-range table:name="cv" table:base-cell-address="$Feuille1.$A$70" table:cell-range-address="$Feuille1.$A$70"/>
        <table:named-range table:name="cw" table:base-cell-address="$Feuille1.$A$96" table:cell-range-address="$Feuille1.$A$96"/>
        <table:named-range table:name="cy" table:base-cell-address="$Feuille1.$A$108" table:cell-range-address="$Feuille1.$A$108"/>
        <table:named-range table:name="da" table:base-cell-address="$Feuille1.$A$112" table:cell-range-address="$Feuille1.$A$112"/>
        <table:named-range table:name="dj" table:base-cell-address="$Feuille1.$A$114" table:cell-range-address="$Feuille1.$A$114"/>
        <table:named-range table:name="do" table:base-cell-address="$Feuille1.$A$116" table:cell-range-address="$Feuille1.$A$116"/>
        <table:named-range table:name="dr" table:base-cell-address="$Feuille1.$A$118" table:cell-range-address="$Feuille1.$A$118"/>
        <table:named-range table:name="ec" table:base-cell-address="$Feuille1.$A$120" table:cell-range-address="$Feuille1.$A$120"/>
        <table:named-range table:name="ee" table:base-cell-address="$Feuille1.$A$134" table:cell-range-address="$Feuille1.$A$134"/>
        <table:named-range table:name="eg" table:base-cell-address="$Feuille1.$A$122" table:cell-range-address="$Feuille1.$A$122"/>
        <table:named-range table:name="ei" table:base-cell-address="$Feuille1.$A$198" table:cell-range-address="$Feuille1.$A$198"/>
        <table:named-range table:name="ek" table:base-cell-address="$Feuille1.$A$126" table:cell-range-address="$Feuille1.$A$126"/>
        <table:named-range table:name="en" table:base-cell-address="$Feuille1.$A$130" table:cell-range-address="$Feuille1.$A$130"/>
        <table:named-range table:name="er" table:base-cell-address="$Feuille1.$A$128" table:cell-range-address="$Feuille1.$A$128"/>
        <table:named-range table:name="es" table:base-cell-address="$Feuille1.$A$124" table:cell-range-address="$Feuille1.$A$124"/>
        <table:named-range table:name="et" table:base-cell-address="$Feuille1.$A$132" table:cell-range-address="$Feuille1.$A$132"/>
        <table:named-range table:name="ez" table:base-cell-address="$Feuille1.$A$110" table:cell-range-address="$Feuille1.$A$110"/>
        <table:named-range table:name="fi" table:base-cell-address="$Feuille1.$A$142" table:cell-range-address="$Feuille1.$A$142"/>
        <table:named-range table:name="fj" table:base-cell-address="$Feuille1.$A$140" table:cell-range-address="$Feuille1.$A$140"/>
        <table:named-range table:name="fk" table:base-cell-address="$Feuille1.$A$136" table:cell-range-address="$Feuille1.$A$136"/>
        <table:named-range table:name="fm" table:base-cell-address="$Feuille1.$A$272" table:cell-range-address="$Feuille1.$A$272"/>
        <table:named-range table:name="fo" table:base-cell-address="$Feuille1.$A$138" table:cell-range-address="$Feuille1.$A$138"/>
        <table:named-range table:name="fp" table:base-cell-address="$Feuille1.$A$146" table:cell-range-address="$Feuille1.$A$146"/>
        <table:named-range table:name="fr" table:base-cell-address="$Feuille1.$A$144" table:cell-range-address="$Feuille1.$A$144"/>
        <table:named-range table:name="ga" table:base-cell-address="$Feuille1.$A$150" table:cell-range-address="$Feuille1.$A$150"/>
        <table:named-range table:name="gb" table:base-cell-address="$Feuille1.$A$148" table:cell-range-address="$Feuille1.$A$148"/>
        <table:named-range table:name="gg" table:base-cell-address="$Feuille1.$A$154" table:cell-range-address="$Feuille1.$A$154"/>
        <table:named-range table:name="gh" table:base-cell-address="$Feuille1.$A$158" table:cell-range-address="$Feuille1.$A$158"/>
        <table:named-range table:name="gi" table:base-cell-address="$Feuille1.$A$160" table:cell-range-address="$Feuille1.$A$160"/>
        <table:named-range table:name="gj" table:base-cell-address="$Feuille1.$A$166" table:cell-range-address="$Feuille1.$A$166"/>
        <table:named-range table:name="gk" table:base-cell-address="$Feuille1.$A$172" table:cell-range-address="$Feuille1.$A$172"/>
        <table:named-range table:name="gl" table:base-cell-address="$Feuille1.$A$164" table:cell-range-address="$Feuille1.$A$164"/>
        <table:named-range table:name="gm" table:base-cell-address="$Feuille1.$A$156" table:cell-range-address="$Feuille1.$A$156"/>
        <table:named-range table:name="gq" table:base-cell-address="$Feuille1.$A$168" table:cell-range-address="$Feuille1.$A$168"/>
        <table:named-range table:name="gr" table:base-cell-address="$Feuille1.$A$162" table:cell-range-address="$Feuille1.$A$162"/>
        <table:named-range table:name="gt" table:base-cell-address="$Feuille1.$A$170" table:cell-range-address="$Feuille1.$A$170"/>
        <table:named-range table:name="gv" table:base-cell-address="$Feuille1.$A$174" table:cell-range-address="$Feuille1.$A$174"/>
        <table:named-range table:name="gy" table:base-cell-address="$Feuille1.$A$178" table:cell-range-address="$Feuille1.$A$178"/>
        <table:named-range table:name="gz" table:base-cell-address="$Feuille1.$A$152" table:cell-range-address="$Feuille1.$A$152"/>
        <table:named-range table:name="ha" table:base-cell-address="$Feuille1.$A$180" table:cell-range-address="$Feuille1.$A$180"/>
        <table:named-range table:name="hk" table:base-cell-address="$Feuille1.$A$184" table:cell-range-address="$Feuille1.$A$184"/>
        <table:named-range table:name="ho" table:base-cell-address="$Feuille1.$A$182" table:cell-range-address="$Feuille1.$A$182"/>
        <table:named-range table:name="hr" table:base-cell-address="$Feuille1.$A$102" table:cell-range-address="$Feuille1.$A$102"/>
        <table:named-range table:name="hu" table:base-cell-address="$Feuille1.$A$186" table:cell-range-address="$Feuille1.$A$186"/>
        <table:named-range table:name="ic" table:base-cell-address="$Feuille1.$A$188" table:cell-range-address="$Feuille1.$A$188"/>
        <table:named-range table:name="id" table:base-cell-address="$Feuille1.$A$192" table:cell-range-address="$Feuille1.$A$192"/>
        <table:named-range table:name="im" table:base-cell-address="$Feuille1.$A$200" table:cell-range-address="$Feuille1.$A$200"/>
        <table:named-range table:name="in" table:base-cell-address="$Feuille1.$A$190" table:cell-range-address="$Feuille1.$A$190"/>
        <table:named-range table:name="ir" table:base-cell-address="$Feuille1.$A$194" table:cell-range-address="$Feuille1.$A$194"/>
        <table:named-range table:name="is" table:base-cell-address="$Feuille1.$A$202" table:cell-range-address="$Feuille1.$A$202"/>
        <table:named-range table:name="it" table:base-cell-address="$Feuille1.$A$204" table:cell-range-address="$Feuille1.$A$204"/>
        <table:named-range table:name="iv" table:base-cell-address="$Feuille1.$A$100" table:cell-range-address="$Feuille1.$A$100"/>
        <table:named-range table:name="iz" table:base-cell-address="$Feuille1.$A$196" table:cell-range-address="$Feuille1.$A$196"/>
        <table:named-range table:name="ja" table:base-cell-address="$Feuille1.$A$208" table:cell-range-address="$Feuille1.$A$208"/>
        <table:named-range table:name="je" table:base-cell-address="$Feuille1.$A$210" table:cell-range-address="$Feuille1.$A$210"/>
        <table:named-range table:name="jm" table:base-cell-address="$Feuille1.$A$206" table:cell-range-address="$Feuille1.$A$206"/>
        <table:named-range table:name="jo" table:base-cell-address="$Feuille1.$A$212" table:cell-range-address="$Feuille1.$A$212"/>
        <table:named-range table:name="ke" table:base-cell-address="$Feuille1.$A$216" table:cell-range-address="$Feuille1.$A$216"/>
        <table:named-range table:name="kg" table:base-cell-address="$Feuille1.$A$228" table:cell-range-address="$Feuille1.$A$228"/>
        <table:named-range table:name="kn" table:base-cell-address="$Feuille1.$A$220" table:cell-range-address="$Feuille1.$A$220"/>
        <table:named-range table:name="kr" table:base-cell-address="$Feuille1.$A$218" table:cell-range-address="$Feuille1.$A$218"/>
        <table:named-range table:name="ks" table:base-cell-address="$Feuille1.$A$222" table:cell-range-address="$Feuille1.$A$222"/>
        <table:named-range table:name="ku" table:base-cell-address="$Feuille1.$A$226" table:cell-range-address="$Feuille1.$A$226"/>
        <table:named-range table:name="kv" table:base-cell-address="$Feuille1.$A$224" table:cell-range-address="$Feuille1.$A$224"/>
        <table:named-range table:name="kz" table:base-cell-address="$Feuille1.$A$214" table:cell-range-address="$Feuille1.$A$214"/>
        <table:named-range table:name="la" table:base-cell-address="$Feuille1.$A$230" table:cell-range-address="$Feuille1.$A$230"/>
        <table:named-range table:name="le" table:base-cell-address="$Feuille1.$A$234" table:cell-range-address="$Feuille1.$A$234"/>
        <table:named-range table:name="lg" table:base-cell-address="$Feuille1.$A$232" table:cell-range-address="$Feuille1.$A$232"/>
        <table:named-range table:name="lh" table:base-cell-address="$Feuille1.$A$244" table:cell-range-address="$Feuille1.$A$244"/>
        <table:named-range table:name="li" table:base-cell-address="$Feuille1.$A$238" table:cell-range-address="$Feuille1.$A$238"/>
        <table:named-range table:name="lo" table:base-cell-address="$Feuille1.$A$374" table:cell-range-address="$Feuille1.$A$374"/>
        <table:named-range table:name="ls" table:base-cell-address="$Feuille1.$A$242" table:cell-range-address="$Feuille1.$A$242"/>
        <table:named-range table:name="lt" table:base-cell-address="$Feuille1.$A$236" table:cell-range-address="$Feuille1.$A$236"/>
        <table:named-range table:name="lu" table:base-cell-address="$Feuille1.$A$246" table:cell-range-address="$Feuille1.$A$246"/>
        <table:named-range table:name="ly" table:base-cell-address="$Feuille1.$A$240" table:cell-range-address="$Feuille1.$A$240"/>
        <table:named-range table:name="ma" table:base-cell-address="$Feuille1.$A$252" table:cell-range-address="$Feuille1.$A$252"/>
        <table:named-range table:name="mc" table:base-cell-address="$Feuille1.$A$248" table:cell-range-address="$Feuille1.$A$248"/>
        <table:named-range table:name="md" table:base-cell-address="$Feuille1.$A$274" table:cell-range-address="$Feuille1.$A$274"/>
        <table:named-range table:name="mg" table:base-cell-address="$Feuille1.$A$278" table:cell-range-address="$Feuille1.$A$278"/>
        <table:named-range table:name="mh" table:base-cell-address="$Feuille1.$A$282" table:cell-range-address="$Feuille1.$A$282"/>
        <table:named-range table:name="mi" table:base-cell-address="$Feuille1.$A$254" table:cell-range-address="$Feuille1.$A$254"/>
        <table:named-range table:name="mj" table:base-cell-address="$Feuille1.$A$280" table:cell-range-address="$Feuille1.$A$280"/>
        <table:named-range table:name="mk" table:base-cell-address="$Feuille1.$A$250" table:cell-range-address="$Feuille1.$A$250"/>
        <table:named-range table:name="ml" table:base-cell-address="$Feuille1.$A$260" table:cell-range-address="$Feuille1.$A$260"/>
        <table:named-range table:name="mn" table:base-cell-address="$Feuille1.$A$276" table:cell-range-address="$Feuille1.$A$276"/>
        <table:named-range table:name="mo" table:base-cell-address="$Feuille1.$A$284" table:cell-range-address="$Feuille1.$A$284"/>
        <table:named-range table:name="mp" table:base-cell-address="$Feuille1.$A$268" table:cell-range-address="$Feuille1.$A$268"/>
        <table:named-range table:name="mr" table:base-cell-address="$Feuille1.$A$266" table:cell-range-address="$Feuille1.$A$266"/>
        <table:named-range table:name="mt" table:base-cell-address="$Feuille1.$A$262" table:cell-range-address="$Feuille1.$A$262"/>
        <table:named-range table:name="mu" table:base-cell-address="$Feuille1.$A$312" table:cell-range-address="$Feuille1.$A$312"/>
        <table:named-range table:name="mv" table:base-cell-address="$Feuille1.$A$258" table:cell-range-address="$Feuille1.$A$258"/>
        <table:named-range table:name="mx" table:base-cell-address="$Feuille1.$A$270" table:cell-range-address="$Feuille1.$A$270"/>
        <table:named-range table:name="my" table:base-cell-address="$Feuille1.$A$256" table:cell-range-address="$Feuille1.$A$256"/>
        <table:named-range table:name="mz" table:base-cell-address="$Feuille1.$A$286" table:cell-range-address="$Feuille1.$A$286"/>
        <table:named-range table:name="nc" table:base-cell-address="$Feuille1.$A$296" table:cell-range-address="$Feuille1.$A$296"/>
        <table:named-range table:name="ne" table:base-cell-address="$Feuille1.$A$306" table:cell-range-address="$Feuille1.$A$306"/>
        <table:named-range table:name="ng" table:base-cell-address="$Feuille1.$A$302" table:cell-range-address="$Feuille1.$A$302"/>
        <table:named-range table:name="nh" table:base-cell-address="$Feuille1.$A$444" table:cell-range-address="$Feuille1.$A$444"/>
        <table:named-range table:name="ni" table:base-cell-address="$Feuille1.$A$304" table:cell-range-address="$Feuille1.$A$304"/>
        <table:named-range table:name="nl" table:base-cell-address="$Feuille1.$A$294" table:cell-range-address="$Feuille1.$A$294"/>
        <table:named-range table:name="no" table:base-cell-address="$Feuille1.$A$310" table:cell-range-address="$Feuille1.$A$310"/>
        <table:named-range table:name="np" table:base-cell-address="$Feuille1.$A$292" table:cell-range-address="$Feuille1.$A$292"/>
        <table:named-range table:name="nr" table:base-cell-address="$Feuille1.$A$290" table:cell-range-address="$Feuille1.$A$290"/>
        <table:named-range table:name="ns" table:base-cell-address="$Feuille1.$A$392" table:cell-range-address="$Feuille1.$A$392"/>
        <table:named-range table:name="nu" table:base-cell-address="$Feuille1.$A$300" table:cell-range-address="$Feuille1.$A$300"/>
        <table:named-range table:name="nz" table:base-cell-address="$Feuille1.$A$298" table:cell-range-address="$Feuille1.$A$298"/>
        <table:named-range table:name="od" table:base-cell-address="$Feuille1.$A$384" table:cell-range-address="$Feuille1.$A$384"/>
        <table:named-range table:name="pa" table:base-cell-address="$Feuille1.$A$322" table:cell-range-address="$Feuille1.$A$322"/>
        <table:named-range table:name="pe" table:base-cell-address="$Feuille1.$A$324" table:cell-range-address="$Feuille1.$A$324"/>
        <table:named-range table:name="pk" table:base-cell-address="$Feuille1.$A$314" table:cell-range-address="$Feuille1.$A$314"/>
        <table:named-range table:name="pl" table:base-cell-address="$Feuille1.$A$328" table:cell-range-address="$Feuille1.$A$328"/>
        <table:named-range table:name="pm" table:base-cell-address="$Feuille1.$A$318" table:cell-range-address="$Feuille1.$A$318"/>
        <table:named-range table:name="po" table:base-cell-address="$Feuille1.$A$330" table:cell-range-address="$Feuille1.$A$330"/>
        <table:named-range table:name="pp" table:base-cell-address="$Feuille1.$A$320" table:cell-range-address="$Feuille1.$A$320"/>
        <table:named-range table:name="ps" table:base-cell-address="$Feuille1.$A$316" table:cell-range-address="$Feuille1.$A$316"/>
        <table:named-range table:name="pu" table:base-cell-address="$Feuille1.$A$176" table:cell-range-address="$Feuille1.$A$176"/>
        <table:named-range table:name="qa" table:base-cell-address="$Feuille1.$A$334" table:cell-range-address="$Feuille1.$A$334"/>
        <table:named-range table:name="ri" table:base-cell-address="$Feuille1.$A$364" table:cell-range-address="$Feuille1.$A$364"/>
        <table:named-range table:name="rm" table:base-cell-address="$Feuille1.$A$264" table:cell-range-address="$Feuille1.$A$264"/>
        <table:named-range table:name="rn" table:base-cell-address="$Feuille1.$A$348" table:cell-range-address="$Feuille1.$A$348"/>
        <table:named-range table:name="ro" table:base-cell-address="$Feuille1.$A$336" table:cell-range-address="$Feuille1.$A$336"/>
        <table:named-range table:name="rp" table:base-cell-address="$Feuille1.$A$326" table:cell-range-address="$Feuille1.$A$326"/>
        <table:named-range table:name="rq" table:base-cell-address="$Feuille1.$A$332" table:cell-range-address="$Feuille1.$A$332"/>
        <table:named-range table:name="rs" table:base-cell-address="$Feuille1.$A$338" table:cell-range-address="$Feuille1.$A$338"/>
        <table:named-range table:name="rw" table:base-cell-address="$Feuille1.$A$340" table:cell-range-address="$Feuille1.$A$340"/>
        <table:named-range table:name="sa" table:base-cell-address="$Feuille1.$A$360" table:cell-range-address="$Feuille1.$A$360"/>
        <table:named-range table:name="sb" table:base-cell-address="$Feuille1.$A$350" table:cell-range-address="$Feuille1.$A$350"/>
        <table:named-range table:name="sc" table:base-cell-address="$Feuille1.$A$344" table:cell-range-address="$Feuille1.$A$344"/>
        <table:named-range table:name="se" table:base-cell-address="$Feuille1.$A$366" table:cell-range-address="$Feuille1.$A$366"/>
        <table:named-range table:name="sf" table:base-cell-address="$Feuille1.$A$382" table:cell-range-address="$Feuille1.$A$382"/>
        <table:named-range table:name="sg" table:base-cell-address="$Feuille1.$A$362" table:cell-range-address="$Feuille1.$A$362"/>
        <table:named-range table:name="sh" table:base-cell-address="$Feuille1.$A$342" table:cell-range-address="$Feuille1.$A$342"/>
        <table:named-range table:name="si" table:base-cell-address="$Feuille1.$A$376" table:cell-range-address="$Feuille1.$A$376"/>
        <table:named-range table:name="sk" table:base-cell-address="$Feuille1.$A$372" table:cell-range-address="$Feuille1.$A$372"/>
        <table:named-range table:name="sl" table:base-cell-address="$Feuille1.$A$368" table:cell-range-address="$Feuille1.$A$368"/>
        <table:named-range table:name="sm" table:base-cell-address="$Feuille1.$A$356" table:cell-range-address="$Feuille1.$A$356"/>
        <table:named-range table:name="sn" table:base-cell-address="$Feuille1.$A$370" table:cell-range-address="$Feuille1.$A$370"/>
        <table:named-range table:name="so" table:base-cell-address="$Feuille1.$A$380" table:cell-range-address="$Feuille1.$A$380"/>
        <table:named-range table:name="sp" table:base-cell-address="$Feuille1.$A$386" table:cell-range-address="$Feuille1.$A$386"/>
        <table:named-range table:name="st" table:base-cell-address="$Feuille1.$A$346" table:cell-range-address="$Feuille1.$A$346"/>
        <table:named-range table:name="su" table:base-cell-address="$Feuille1.$A$390" table:cell-range-address="$Feuille1.$A$390"/>
        <table:named-range table:name="sw" table:base-cell-address="$Feuille1.$A$396" table:cell-range-address="$Feuille1.$A$396"/>
        <table:named-range table:name="sy" table:base-cell-address="$Feuille1.$A$400" table:cell-range-address="$Feuille1.$A$400"/>
        <table:named-range table:name="sz" table:base-cell-address="$Feuille1.$A$398" table:cell-range-address="$Feuille1.$A$398"/>
        <table:named-range table:name="td" table:base-cell-address="$Feuille1.$A$418" table:cell-range-address="$Feuille1.$A$418"/>
        <table:named-range table:name="th" table:base-cell-address="$Feuille1.$A$408" table:cell-range-address="$Feuille1.$A$408"/>
        <table:named-range table:name="ti" table:base-cell-address="$Feuille1.$A$404" table:cell-range-address="$Feuille1.$A$404"/>
        <table:named-range table:name="tk" table:base-cell-address="$Feuille1.$A$426" table:cell-range-address="$Feuille1.$A$426"/>
        <table:named-range table:name="tl" table:base-cell-address="$Feuille1.$A$414" table:cell-range-address="$Feuille1.$A$414"/>
        <table:named-range table:name="tn" table:base-cell-address="$Feuille1.$A$416" table:cell-range-address="$Feuille1.$A$416"/>
        <table:named-range table:name="to" table:base-cell-address="$Feuille1.$A$412" table:cell-range-address="$Feuille1.$A$412"/>
        <table:named-range table:name="tp" table:base-cell-address="$Feuille1.$A$358" table:cell-range-address="$Feuille1.$A$358"/>
        <table:named-range table:name="ts" table:base-cell-address="$Feuille1.$A$420" table:cell-range-address="$Feuille1.$A$420"/>
        <table:named-range table:name="tt" table:base-cell-address="$Feuille1.$A$410" table:cell-range-address="$Feuille1.$A$410"/>
        <table:named-range table:name="tu" table:base-cell-address="$Feuille1.$A$422" table:cell-range-address="$Feuille1.$A$422"/>
        <table:named-range table:name="tv" table:base-cell-address="$Feuille1.$A$428" table:cell-range-address="$Feuille1.$A$428"/>
        <table:named-range table:name="tw" table:base-cell-address="$Feuille1.$A$402" table:cell-range-address="$Feuille1.$A$402"/>
        <table:named-range table:name="tx" table:base-cell-address="$Feuille1.$A$424" table:cell-range-address="$Feuille1.$A$424"/>
        <table:named-range table:name="tz" table:base-cell-address="$Feuille1.$A$406" table:cell-range-address="$Feuille1.$A$406"/>
        <table:named-range table:name="ug" table:base-cell-address="$Feuille1.$A$430" table:cell-range-address="$Feuille1.$A$430"/>
        <table:named-range table:name="uk" table:base-cell-address="$Feuille1.$A$436" table:cell-range-address="$Feuille1.$A$436"/>
        <table:named-range table:name="up" table:base-cell-address="$Feuille1.$A$432" table:cell-range-address="$Feuille1.$A$432"/>
        <table:named-range table:name="us" table:base-cell-address="$Feuille1.$A$438" table:cell-range-address="$Feuille1.$A$438"/>
        <table:named-range table:name="uv" table:base-cell-address="$Feuille1.$A$64" table:cell-range-address="$Feuille1.$A$64"/>
        <table:named-range table:name="uy" table:base-cell-address="$Feuille1.$A$440" table:cell-range-address="$Feuille1.$A$440"/>
        <table:named-range table:name="uz" table:base-cell-address="$Feuille1.$A$442" table:cell-range-address="$Feuille1.$A$442"/>
        <table:named-range table:name="vc" table:base-cell-address="$Feuille1.$A$352" table:cell-range-address="$Feuille1.$A$352"/>
        <table:named-range table:name="ve" table:base-cell-address="$Feuille1.$A$446" table:cell-range-address="$Feuille1.$A$446"/>
        <table:named-range table:name="vi" table:base-cell-address="$Feuille1.$A$58" table:cell-range-address="$Feuille1.$A$58"/>
        <table:named-range table:name="vm" table:base-cell-address="$Feuille1.$A$448" table:cell-range-address="$Feuille1.$A$448"/>
        <table:named-range table:name="vq" table:base-cell-address="$Feuille1.$A$450" table:cell-range-address="$Feuille1.$A$450"/>
        <table:named-range table:name="wa" table:base-cell-address="$Feuille1.$A$288" table:cell-range-address="$Feuille1.$A$288"/>
        <table:named-range table:name="we" table:base-cell-address="$Feuille1.$A$454" table:cell-range-address="$Feuille1.$A$454"/>
        <table:named-range table:name="wf" table:base-cell-address="$Feuille1.$A$452" table:cell-range-address="$Feuille1.$A$452"/>
        <table:named-range table:name="wi" table:base-cell-address="$Feuille1.$A$456" table:cell-range-address="$Feuille1.$A$456"/>
        <table:named-range table:name="ws" table:base-cell-address="$Feuille1.$A$354" table:cell-range-address="$Feuille1.$A$354"/>
        <table:named-range table:name="wz" table:base-cell-address="$Feuille1.$A$394" table:cell-range-address="$Feuille1.$A$394"/>
        <table:named-range table:name="xx" table:base-cell-address="$Feuille1.$A$458" table:cell-range-address="$Feuille1.$A$458"/>
        <table:named-range table:name="ym" table:base-cell-address="$Feuille1.$A$460" table:cell-range-address="$Feuille1.$A$460"/>
        <table:named-range table:name="za" table:base-cell-address="$Feuille1.$A$462" table:cell-range-address="$Feuille1.$A$462"/>
        <table:named-range table:name="zi" table:base-cell-address="$Feuille1.$A$464" table:cell-range-address="$Feuille1.$A$46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28:46.868000000</meta:creation-date>
    <dc:date>2023-07-17T14:30:20.555000000</dc:date>
    <meta:editing-duration>PT1M33S</meta:editing-duration>
    <meta:editing-cycles>1</meta:editing-cycles>
    <meta:document-statistic meta:table-count="1" meta:cell-count="1161" meta:object-count="0"/>
    <meta:generator>LibreOffice/6.2.4.2$Windows_X86_64 LibreOffice_project/2412653d852ce75f65fbfa83fb7e7b669a126d64</meta:generator>
  </office:meta>
</office:document-meta>
</file>